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able-cell-properties fo:background-color="#0F417A"/>
      <style:text-properties fo:color="#FFFFFF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30">
      <style:table-cell-properties fo:border-top="none" fo:border-bottom="thin solid #000000" fo:border-left="none" fo:border-right="none" style:vertical-align="top"/>
      <style:text-properties fo:color="#595959" fo:font-style="italic" style:font-style-asian="italic" style:font-style-complex="italic"/>
    </style:style>
    <style:style style:name="ce5" style:family="table-cell" style:parent-style-name="Default" style:data-style-name="N30">
      <style:table-cell-properties fo:border-top="none" fo:border-bottom="thin solid #000000" fo:border-left="none" fo:border-right="none" style:vertical-align="top" fo:wrap-option="wrap" fo:background-color="#D5DCEC" style:repeat-content="false"/>
      <style:paragraph-properties fo:text-align="center"/>
      <style:text-properties fo:color="#595959" fo:font-style="italic" style:font-style-asian="italic" style:font-style-complex="italic"/>
    </style:style>
    <style:style style:name="ce6" style:family="table-cell" style:parent-style-name="Default" style:data-style-name="N30">
      <style:table-cell-properties fo:border-top="none" fo:border-bottom="thin solid #000000" fo:border-left="none" fo:border-right="none" style:vertical-align="top" fo:wrap-option="wrap" fo:background-color="#ABBBDB" style:repeat-content="false"/>
      <style:paragraph-properties fo:text-align="center"/>
      <style:text-properties fo:color="#333333" fo:font-weight="bold" style:font-weight-asian="bold" style:font-weight-complex="bold"/>
    </style:style>
    <style:style style:name="ce7" style:family="table-cell" style:parent-style-name="Default" style:data-style-name="N30">
      <style:table-cell-properties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</style:style>
    <style:style style:name="ce9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fo:background-color="#D5DCEC" style:repeat-content="false"/>
      <style:paragraph-properties fo:text-align="center"/>
      <style:text-properties fo:color="#595959" fo:font-style="italic" style:font-style-asian="italic" style:font-style-complex="italic"/>
    </style:style>
    <style:style style:name="ce10" style:family="table-cell" style:parent-style-name="Default" style:data-style-name="N0">
      <style:table-cell-properties style:vertical-align="middle"/>
    </style:style>
    <style:style style:name="ce11" style:family="table-cell" style:parent-style-name="Default" style:data-style-name="N30">
      <style:table-cell-properties style:vertical-align="middle" fo:wrap-option="wrap" fo:background-color="#ABBBDB" style:repeat-content="false"/>
      <style:paragraph-properties fo:text-align="center"/>
      <style:text-properties fo:color="#333333" fo:font-weight="bold" style:font-weight-asian="bold" style:font-weight-complex="bold"/>
    </style:style>
    <style:style style:name="ce12" style:family="table-cell" style:parent-style-name="Default" style:data-style-name="N30">
      <style:table-cell-properties style:vertical-align="automatic" fo:background-color="#0F417A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5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2">
      <style:table-cell-properties style:vertical-align="middle" fo:wrap-option="wrap" fo:background-color="#ABBBDB" style:repeat-content="false"/>
      <style:paragraph-properties fo:text-align="center"/>
      <style:text-properties fo:color="#333333" fo:font-weight="bold" style:font-weight-asian="bold" style:font-weight-complex="bold"/>
    </style:style>
    <style:style style:name="ce17" style:family="table-cell" style:parent-style-name="Default" style:data-style-name="N30">
      <style:table-cell-properties fo:border="thin solid #000000" fo:background-color="#E2EFDA"/>
    </style:style>
    <style:style style:name="ce18" style:family="table-cell" style:parent-style-name="Default" style:data-style-name="N2">
      <style:table-cell-properties fo:border="thin solid #000000" style:vertical-align="automatic" fo:background-color="#E2EFDA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automatic" fo:background-color="#E2EFDA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fo:background-color="#E2EFDA"/>
    </style:style>
    <style:style style:name="ce21" style:family="table-cell" style:parent-style-name="Default" style:data-style-name="N30">
      <style:table-cell-properties fo:border="thin solid #000000" fo:background-color="#DDEBF7"/>
    </style:style>
    <style:style style:name="ce22" style:family="table-cell" style:parent-style-name="Default" style:data-style-name="N2">
      <style:table-cell-properties fo:border="thin solid #000000" style:vertical-align="automatic" fo:background-color="#DDEBF7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fo:background-color="#DDEBF7"/>
    </style:style>
    <style:style style:name="ce25" style:family="table-cell" style:parent-style-name="Default" style:data-style-name="N30">
      <style:table-cell-properties fo:border="thin solid #000000" fo:background-color="#FFF2CC"/>
    </style:style>
    <style:style style:name="ce26" style:family="table-cell" style:parent-style-name="Default" style:data-style-name="N2">
      <style:table-cell-properties fo:border="thin solid #000000" style:vertical-align="automatic" fo:background-color="#FFF2CC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automatic" fo:background-color="#FFF2CC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fo:background-color="#FFF2CC"/>
    </style:style>
    <style:style style:name="ce29" style:family="table-cell" style:parent-style-name="Default" style:data-style-name="N30">
      <style:table-cell-properties fo:border="thin solid #000000" fo:background-color="#EDEDED"/>
    </style:style>
    <style:style style:name="ce30" style:family="table-cell" style:parent-style-name="Default" style:data-style-name="N2">
      <style:table-cell-properties fo:border="thin solid #000000" style:vertical-align="automatic" fo:background-color="#EDEDED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automatic" fo:background-color="#EDEDED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fo:background-color="#EDEDED"/>
    </style:style>
    <style:style style:name="ce33" style:family="table-cell" style:parent-style-name="Default" style:data-style-name="N30">
      <style:table-cell-properties fo:border="thin solid #000000" fo:background-color="#FCE4D6"/>
    </style:style>
    <style:style style:name="ce34" style:family="table-cell" style:parent-style-name="Default" style:data-style-name="N2">
      <style:table-cell-properties fo:border="thin solid #000000" style:vertical-align="automatic" fo:background-color="#FCE4D6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fo:background-color="#FCE4D6"/>
    </style:style>
    <style:style style:name="ce37" style:family="table-cell" style:parent-style-name="Default" style:data-style-name="N30">
      <style:table-cell-properties fo:border="thin solid #000000" fo:background-color="#D9E1F2"/>
    </style:style>
    <style:style style:name="ce38" style:family="table-cell" style:parent-style-name="Default" style:data-style-name="N2">
      <style:table-cell-properties fo:border="thin solid #000000" style:vertical-align="automatic" fo:background-color="#D9E1F2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fo:background-color="#D9E1F2"/>
    </style:style>
    <style:style style:name="ce41" style:family="table-cell" style:parent-style-name="Default" style:data-style-name="N30">
      <style:table-cell-properties fo:border="thin solid #000000" fo:background-color="#D0CECE"/>
    </style:style>
    <style:style style:name="ce42" style:family="table-cell" style:parent-style-name="Default" style:data-style-name="N2">
      <style:table-cell-properties fo:border="thin solid #000000" style:vertical-align="automatic" fo:background-color="#D0CECE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thin solid #000000" style:vertical-align="automatic" fo:background-color="#D0CECE" style:repeat-content="false"/>
      <style:paragraph-properties fo:text-align="center"/>
    </style:style>
    <style:style style:name="ce44" style:family="table-cell" style:parent-style-name="Default" style:data-style-name="N0">
      <style:table-cell-properties fo:border="thin solid #000000" fo:background-color="#D0CECE"/>
    </style:style>
    <style:style style:name="ce45" style:family="table-cell" style:parent-style-name="Default" style:data-style-name="N30">
      <style:table-cell-properties fo:border="thin solid #000000" fo:background-color="#C6E0B4"/>
    </style:style>
    <style:style style:name="ce46" style:family="table-cell" style:parent-style-name="Default" style:data-style-name="N2">
      <style:table-cell-properties fo:border="thin solid #000000" style:vertical-align="automatic" fo:background-color="#C6E0B4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automatic" fo:background-color="#C6E0B4" style:repeat-content="false"/>
      <style:paragraph-properties fo:text-align="center"/>
    </style:style>
    <style:style style:name="ce48" style:family="table-cell" style:parent-style-name="Default" style:data-style-name="N0">
      <style:table-cell-properties fo:border="thin solid #000000" fo:background-color="#C6E0B4"/>
    </style:style>
    <style:style style:name="ce49" style:family="table-cell" style:parent-style-name="Default" style:data-style-name="N30">
      <style:table-cell-properties fo:border="thin solid #000000" fo:background-color="#F8CBAD"/>
    </style:style>
    <style:style style:name="ce50" style:family="table-cell" style:parent-style-name="Default" style:data-style-name="N2">
      <style:table-cell-properties fo:border="thin solid #000000" style:vertical-align="automatic" fo:background-color="#F8CBAD" style:repeat-content="false"/>
      <style:paragraph-properties fo:text-align="center"/>
    </style:style>
    <style:style style:name="ce51" style:family="table-cell" style:parent-style-name="Default" style:data-style-name="N0">
      <style:table-cell-properties fo:border="thin solid #000000" style:vertical-align="automatic" fo:background-color="#F8CBAD" style:repeat-content="false"/>
      <style:paragraph-properties fo:text-align="center"/>
    </style:style>
    <style:style style:name="ce52" style:family="table-cell" style:parent-style-name="Default" style:data-style-name="N0">
      <style:table-cell-properties fo:border="thin solid #000000" fo:background-color="#F8CBAD"/>
    </style:style>
    <style:style style:name="ce53" style:family="table-cell" style:parent-style-name="Default" style:data-style-name="N30">
      <style:table-cell-properties fo:border="thin solid #000000"/>
      <style:text-properties fo:color="#FF0000"/>
    </style:style>
    <style:style style:name="ce54" style:family="table-cell" style:parent-style-name="Default" style:data-style-name="N30">
      <style:table-cell-properties fo:background-color="#DDEBF7"/>
    </style:style>
    <style:style style:name="ce55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  <style:text-properties fo:color="#FF0000"/>
    </style:style>
    <style:style style:name="ce56" style:family="table-cell" style:parent-style-name="Default" style:data-style-name="N2">
      <style:table-cell-properties style:vertical-align="automatic" fo:background-color="#DDEBF7" style:repeat-content="false"/>
      <style:paragraph-properties fo:text-align="center"/>
    </style:style>
    <style:style style:name="ce5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FF0000"/>
    </style:style>
    <style:style style:name="ce58" style:family="table-cell" style:parent-style-name="Default" style:data-style-name="N0">
      <style:table-cell-properties style:vertical-align="automatic" fo:background-color="#DDEBF7" style:repeat-content="false"/>
      <style:paragraph-properties fo:text-align="center"/>
    </style:style>
    <style:style style:name="ce59" style:family="table-cell" style:parent-style-name="Default" style:data-style-name="N0">
      <style:table-cell-properties fo:border="thin solid #000000"/>
      <style:text-properties fo:color="#FF0000"/>
    </style:style>
    <style:style style:name="ce60" style:family="table-cell" style:parent-style-name="Default" style:data-style-name="N0">
      <style:table-cell-properties fo:background-color="#DDEBF7"/>
    </style:style>
    <style:style style:name="co1" style:family="table-column">
      <style:table-column-properties fo:break-before="auto" style:column-width="2.8575cm"/>
    </style:style>
    <style:style style:name="co2" style:family="table-column">
      <style:table-column-properties fo:break-before="auto" style:column-width="4.7625cm"/>
    </style:style>
    <style:style style:name="co3" style:family="table-column">
      <style:table-column-properties fo:break-before="auto" style:column-width="5.3975cm"/>
    </style:style>
    <style:style style:name="co4" style:family="table-column">
      <style:table-column-properties fo:break-before="auto" style:column-width="3.64066666666667cm" style:use-optimal-column-width="true"/>
    </style:style>
    <style:style style:name="co5" style:family="table-column">
      <style:table-column-properties fo:break-before="auto" style:column-width="4.84716666666667cm" style:use-optimal-column-width="true"/>
    </style:style>
    <style:style style:name="co6" style:family="table-column">
      <style:table-column-properties fo:break-before="auto" style:column-width="4.16983333333333cm"/>
    </style:style>
    <style:style style:name="co7" style:family="table-column">
      <style:table-column-properties fo:break-before="auto" style:column-width="5.10116666666667cm" style:use-optimal-column-width="true"/>
    </style:style>
    <style:style style:name="co8" style:family="table-column">
      <style:table-column-properties fo:break-before="auto" style:column-width="2.18016666666667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19.05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39.6pt" style:use-optimal-row-height="true" fo:break-before="auto"/>
    </style:style>
    <style:style style:name="ro4" style:family="table-row">
      <style:table-row-properties style:row-height="26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2020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5"/>
        <table:table-column table:style-name="co7" table:default-cell-style-name="ce1"/>
        <table:table-column table:style-name="co8" table:number-columns-repeated="1016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Observatoire des territoires - ANCT</text:p>
          </table:table-cell>
          <table:table-cell table:number-columns-repeated="2" table:style-name="ce3"/>
          <table:table-cell table:style-name="ce12"/>
          <table:table-cell table:number-columns-repeated="2" table:style-name="ce13"/>
          <table:table-cell table:style-name="ce15"/>
          <table:table-cell table:number-columns-repeated="16377" table:style-name="ce1"/>
        </table:table-row>
        <table:table-row table:style-name="ro2">
          <table:table-cell office:value-type="string" table:style-name="ce4">
            <text:p>Offre de services de santé (Département)</text:p>
          </table:table-cell>
          <table:table-cell table:number-columns-repeated="2" table:style-name="ce1"/>
          <table:table-cell table:number-columns-repeated="3" table:style-name="ce13"/>
          <table:table-cell table:style-name="ce15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3">
          <table:table-cell table:style-name="ce5"/>
          <table:table-cell table:number-columns-repeated="2" table:style-name="ce9"/>
          <table:table-cell office:value-type="string" table:style-name="ce9">
            <text:p>Densité de médecins généralistes libéraux (100k habitants)</text:p>
          </table:table-cell>
          <table:table-cell office:value-type="string" table:style-name="ce9">
            <text:p>Densité de population (1km²)</text:p>
          </table:table-cell>
          <table:table-cell table:style-name="ce14"/>
          <table:table-cell table:style-name="ce15"/>
          <table:table-cell table:number-columns-repeated="16377" table:style-name="ce1"/>
        </table:table-row>
        <table:table-row table:style-name="ro4">
          <table:table-cell office:value-type="string" table:style-name="ce11">
            <text:p>codgeo</text:p>
          </table:table-cell>
          <table:table-cell office:value-type="string" table:style-name="ce11">
            <text:p>libgeo</text:p>
          </table:table-cell>
          <table:table-cell office:value-type="string" table:style-name="ce11">
            <text:p>an</text:p>
          </table:table-cell>
          <table:table-cell office:value-type="string" table:style-name="ce11">
            <text:p>dens_nb_medg</text:p>
          </table:table-cell>
          <table:table-cell office:value-type="string" table:style-name="ce11">
            <text:p>dens_pop</text:p>
          </table:table-cell>
          <table:table-cell office:value-type="string" table:style-name="ce11">
            <text:p>Nombre de PS par km²</text:p>
          </table:table-cell>
          <table:table-cell office:value-type="string" table:style-name="ce16">
            <text:p>Rayon km pour 1 PS</text:p>
          </table:table-cell>
          <table:table-cell office:value-type="string" table:style-name="ce16">
            <office:annotation draw:style-name="a0" svg:x="12.0416666666667in" svg:y="0.933333333333333in" svg:width="4.35833333333333in" svg:height="3.41666666666667in">
              <text:p>Commentaire :</text:p>
              <text:p><text:s text:c="4"/>Hypothèse pour assurer la présence de disponibilités en retour d’une recherche.</text:p>
              <text:p>La valeur par défaut issue de l’hypothèse est personnalisable pour chaque territoire selon les contraintes et retours terrain.</text:p>
            </office:annotation>
            <text:p>Rayon estimé km pour 5 PS</text:p>
            <text:p>(rayon pour 1 PS x 5)</text:p>
          </table:table-cell>
          <table:table-cell table:number-columns-repeated="16376" table:style-name="ce10"/>
        </table:table-row>
        <table:table-row table:style-name="ro2">
          <table:table-cell office:value-type="string" table:style-name="ce37">
            <text:p>01</text:p>
          </table:table-cell>
          <table:table-cell office:value-type="string" table:style-name="ce37">
            <text:p>Ain</text:p>
          </table:table-cell>
          <table:table-cell office:value-type="string" table:style-name="ce37">
            <text:p>2020</text:p>
          </table:table-cell>
          <table:table-cell office:value-type="float" office:value="68.2" table:style-name="ce38">
            <text:p>68,20</text:p>
          </table:table-cell>
          <table:table-cell office:value-type="float" office:value="113.22" table:style-name="ce38">
            <text:p>113,22</text:p>
          </table:table-cell>
          <table:table-cell office:value-type="float" office:value="7.721604E-2" table:formula="of:=([.E6]*[.D6])/100000" table:style-name="ce39">
            <text:p>0,07721604</text:p>
          </table:table-cell>
          <table:table-cell office:value-type="float" office:value="7.3084898938497798" table:formula="of:=SQRT(1/3.14) / [.F6]" table:style-name="ce38">
            <text:p>7,31</text:p>
          </table:table-cell>
          <table:table-cell office:value-type="float" office:value="36.542449469248901" table:formula="of:=[.G6]*5" table:style-name="ce40">
            <text:p>36,54244947</text:p>
          </table:table-cell>
          <table:table-cell table:number-columns-repeated="16376"/>
        </table:table-row>
        <table:table-row table:style-name="ro2">
          <table:table-cell office:value-type="string" table:style-name="ce41">
            <text:p>02</text:p>
          </table:table-cell>
          <table:table-cell office:value-type="string" table:style-name="ce41">
            <text:p>Aisne</text:p>
          </table:table-cell>
          <table:table-cell office:value-type="string" table:style-name="ce41">
            <text:p>2020</text:p>
          </table:table-cell>
          <table:table-cell office:value-type="float" office:value="71.599999999999994" table:style-name="ce42">
            <text:p>71,60</text:p>
          </table:table-cell>
          <table:table-cell office:value-type="float" office:value="72.180000000000007" table:style-name="ce42">
            <text:p>72,18</text:p>
          </table:table-cell>
          <table:table-cell office:value-type="float" office:value="5.1680879999999998E-2" table:formula="of:=([.E7]*[.D7])/100000" table:style-name="ce43">
            <text:p>0,05168088</text:p>
          </table:table-cell>
          <table:table-cell office:value-type="float" office:value="10.919563443639124" table:formula="of:=SQRT(1/3.14) / [.F7]" table:style-name="ce42">
            <text:p>10,92</text:p>
          </table:table-cell>
          <table:table-cell office:value-type="float" office:value="54.597817218195615" table:formula="of:=[.G7]*5" table:style-name="ce44">
            <text:p>54,59781722</text:p>
          </table:table-cell>
          <table:table-cell table:number-columns-repeated="16376"/>
        </table:table-row>
        <table:table-row table:style-name="ro2">
          <table:table-cell office:value-type="string" table:style-name="ce45">
            <text:p>03</text:p>
          </table:table-cell>
          <table:table-cell office:value-type="string" table:style-name="ce45">
            <text:p>Allier</text:p>
          </table:table-cell>
          <table:table-cell office:value-type="string" table:style-name="ce45">
            <text:p>2020</text:p>
          </table:table-cell>
          <table:table-cell office:value-type="float" office:value="86" table:style-name="ce46">
            <text:p>86,00</text:p>
          </table:table-cell>
          <table:table-cell office:value-type="float" office:value="45.77" table:style-name="ce46">
            <text:p>45,77</text:p>
          </table:table-cell>
          <table:table-cell office:value-type="float" office:value="3.93622E-2" table:formula="of:=([.E8]*[.D8])/100000" table:style-name="ce47">
            <text:p>0,0393622</text:p>
          </table:table-cell>
          <table:table-cell office:value-type="float" office:value="14.336918362873527" table:formula="of:=SQRT(1/3.14) / [.F8]" table:style-name="ce46">
            <text:p>14,34</text:p>
          </table:table-cell>
          <table:table-cell office:value-type="float" office:value="71.684591814367636" table:formula="of:=[.G8]*5" table:style-name="ce48">
            <text:p>71,68459181</text:p>
          </table:table-cell>
          <table:table-cell table:number-columns-repeated="16376"/>
        </table:table-row>
        <table:table-row table:style-name="ro2">
          <table:table-cell office:value-type="string" table:style-name="ce49">
            <text:p>04</text:p>
          </table:table-cell>
          <table:table-cell office:value-type="string" table:style-name="ce49">
            <text:p>Alpes-de-Haute-Provence</text:p>
          </table:table-cell>
          <table:table-cell office:value-type="string" table:style-name="ce49">
            <text:p>2020</text:p>
          </table:table-cell>
          <table:table-cell office:value-type="float" office:value="110.9" table:style-name="ce50">
            <text:p>110,90</text:p>
          </table:table-cell>
          <table:table-cell office:value-type="float" office:value="23.73" table:style-name="ce50">
            <text:p>23,73</text:p>
          </table:table-cell>
          <table:table-cell office:value-type="float" office:value="2.6316570000000001E-2" table:formula="of:=([.E9]*[.D9])/100000" table:style-name="ce51">
            <text:p>0,02631657</text:p>
          </table:table-cell>
          <table:table-cell office:value-type="float" office:value="21.44400459418155" table:formula="of:=SQRT(1/3.14) / [.F9]" table:style-name="ce50">
            <text:p>21,44</text:p>
          </table:table-cell>
          <table:table-cell office:value-type="float" office:value="107.22002297090775" table:formula="of:=[.G9]*5" table:style-name="ce52">
            <text:p>107,220023</text:p>
          </table:table-cell>
          <table:table-cell table:number-columns-repeated="16376"/>
        </table:table-row>
        <table:table-row table:style-name="ro2">
          <table:table-cell office:value-type="string" table:style-name="ce45">
            <text:p>05</text:p>
          </table:table-cell>
          <table:table-cell office:value-type="string" table:style-name="ce45">
            <text:p>Hautes-Alpes</text:p>
          </table:table-cell>
          <table:table-cell office:value-type="string" table:style-name="ce45">
            <text:p>2020</text:p>
          </table:table-cell>
          <table:table-cell office:value-type="float" office:value="139.30000000000001" table:style-name="ce46">
            <text:p>139,30</text:p>
          </table:table-cell>
          <table:table-cell office:value-type="float" office:value="25.45" table:style-name="ce46">
            <text:p>25,45</text:p>
          </table:table-cell>
          <table:table-cell office:value-type="float" office:value="3.5451850000000007E-2" table:formula="of:=([.E10]*[.D10])/100000" table:style-name="ce47">
            <text:p>0,03545185</text:p>
          </table:table-cell>
          <table:table-cell office:value-type="float" office:value="15.918284884515201" table:formula="of:=SQRT(1/3.14) / [.F10]" table:style-name="ce46">
            <text:p>15,92</text:p>
          </table:table-cell>
          <table:table-cell office:value-type="float" office:value="79.591424422575997" table:formula="of:=[.G10]*5" table:style-name="ce48">
            <text:p>79,59142442</text:p>
          </table:table-cell>
          <table:table-cell table:number-columns-repeated="16376"/>
        </table:table-row>
        <table:table-row table:style-name="ro2">
          <table:table-cell office:value-type="string" table:style-name="ce21">
            <text:p>06</text:p>
          </table:table-cell>
          <table:table-cell office:value-type="string" table:style-name="ce21">
            <text:p>Alpes-Maritimes</text:p>
          </table:table-cell>
          <table:table-cell office:value-type="string" table:style-name="ce21">
            <text:p>2020</text:p>
          </table:table-cell>
          <table:table-cell office:value-type="float" office:value="124.1" table:style-name="ce22">
            <text:p>124,10</text:p>
          </table:table-cell>
          <table:table-cell office:value-type="float" office:value="254.57" table:style-name="ce22">
            <text:p>254,57</text:p>
          </table:table-cell>
          <table:table-cell office:value-type="float" office:value="0.31592136999999998" table:formula="of:=([.E11]*[.D11])/100000" table:style-name="ce23">
            <text:p>0,31592137</text:p>
          </table:table-cell>
          <table:table-cell office:value-type="float" office:value="1.7863072953345966" table:formula="of:=SQRT(1/3.14) / [.F11]" table:style-name="ce22">
            <text:p>1,79</text:p>
          </table:table-cell>
          <table:table-cell office:value-type="float" office:value="8.9315364766729832" table:formula="of:=[.G11]*5" table:style-name="ce24">
            <text:p>8,931536477</text:p>
          </table:table-cell>
          <table:table-cell table:number-columns-repeated="16376"/>
        </table:table-row>
        <table:table-row table:style-name="ro2">
          <table:table-cell office:value-type="string" table:style-name="ce41">
            <text:p>07</text:p>
          </table:table-cell>
          <table:table-cell office:value-type="string" table:style-name="ce41">
            <text:p>Ardèche</text:p>
          </table:table-cell>
          <table:table-cell office:value-type="string" table:style-name="ce41">
            <text:p>2020</text:p>
          </table:table-cell>
          <table:table-cell office:value-type="float" office:value="85.4" table:style-name="ce42">
            <text:p>85,40</text:p>
          </table:table-cell>
          <table:table-cell office:value-type="float" office:value="59.38" table:style-name="ce42">
            <text:p>59,38</text:p>
          </table:table-cell>
          <table:table-cell office:value-type="float" office:value="5.0710520000000009E-2" table:formula="of:=([.E12]*[.D12])/100000" table:style-name="ce43">
            <text:p>0,05071052</text:p>
          </table:table-cell>
          <table:table-cell office:value-type="float" office:value="11.128512347794901" table:formula="of:=SQRT(1/3.14) / [.F12]" table:style-name="ce42">
            <text:p>11,13</text:p>
          </table:table-cell>
          <table:table-cell office:value-type="float" office:value="55.642561738974507" table:formula="of:=[.G12]*5" table:style-name="ce44">
            <text:p>55,64256174</text:p>
          </table:table-cell>
          <table:table-cell table:number-columns-repeated="16376"/>
        </table:table-row>
        <table:table-row table:style-name="ro2">
          <table:table-cell office:value-type="string" table:style-name="ce45">
            <text:p>08</text:p>
          </table:table-cell>
          <table:table-cell office:value-type="string" table:style-name="ce45">
            <text:p>Ardennes</text:p>
          </table:table-cell>
          <table:table-cell office:value-type="string" table:style-name="ce45">
            <text:p>2020</text:p>
          </table:table-cell>
          <table:table-cell office:value-type="float" office:value="85" table:style-name="ce46">
            <text:p>85,00</text:p>
          </table:table-cell>
          <table:table-cell office:value-type="float" office:value="51.74" table:style-name="ce46">
            <text:p>51,74</text:p>
          </table:table-cell>
          <table:table-cell office:value-type="float" office:value="4.3979000000000004E-2" table:formula="of:=([.E13]*[.D13])/100000" table:style-name="ce47">
            <text:p>0,043979</text:p>
          </table:table-cell>
          <table:table-cell office:value-type="float" office:value="12.831866299440648" table:formula="of:=SQRT(1/3.14) / [.F13]" table:style-name="ce46">
            <text:p>12,83</text:p>
          </table:table-cell>
          <table:table-cell office:value-type="float" office:value="64.15933149720324" table:formula="of:=[.G13]*5" table:style-name="ce48">
            <text:p>64,1593315</text:p>
          </table:table-cell>
          <table:table-cell table:number-columns-repeated="16376"/>
        </table:table-row>
        <table:table-row table:style-name="ro2">
          <table:table-cell office:value-type="string" table:style-name="ce45">
            <text:p>09</text:p>
          </table:table-cell>
          <table:table-cell office:value-type="string" table:style-name="ce45">
            <text:p>Ariège</text:p>
          </table:table-cell>
          <table:table-cell office:value-type="string" table:style-name="ce45">
            <text:p>2020</text:p>
          </table:table-cell>
          <table:table-cell office:value-type="float" office:value="92.1" table:style-name="ce46">
            <text:p>92,10</text:p>
          </table:table-cell>
          <table:table-cell office:value-type="float" office:value="31.35" table:style-name="ce46">
            <text:p>31,35</text:p>
          </table:table-cell>
          <table:table-cell office:value-type="float" office:value="2.8873349999999999E-2" table:formula="of:=([.E14]*[.D14])/100000" table:style-name="ce47">
            <text:p>0,02887335</text:p>
          </table:table-cell>
          <table:table-cell office:value-type="float" office:value="19.54510467206266" table:formula="of:=SQRT(1/3.14) / [.F14]" table:style-name="ce46">
            <text:p>19,55</text:p>
          </table:table-cell>
          <table:table-cell office:value-type="float" office:value="97.725523360313304" table:formula="of:=[.G14]*5" table:style-name="ce48">
            <text:p>97,72552336</text:p>
          </table:table-cell>
          <table:table-cell table:number-columns-repeated="16376"/>
        </table:table-row>
        <table:table-row table:style-name="ro2">
          <table:table-cell office:value-type="string" table:style-name="ce45">
            <text:p>10</text:p>
          </table:table-cell>
          <table:table-cell office:value-type="string" table:style-name="ce45">
            <text:p>Aube</text:p>
          </table:table-cell>
          <table:table-cell office:value-type="string" table:style-name="ce45">
            <text:p>2020</text:p>
          </table:table-cell>
          <table:table-cell office:value-type="float" office:value="69.400000000000006" table:style-name="ce46">
            <text:p>69,40</text:p>
          </table:table-cell>
          <table:table-cell office:value-type="float" office:value="51.67" table:style-name="ce46">
            <text:p>51,67</text:p>
          </table:table-cell>
          <table:table-cell office:value-type="float" office:value="3.5858980000000006E-2" table:formula="of:=([.E15]*[.D15])/100000" table:style-name="ce47">
            <text:p>0,03585898</text:p>
          </table:table-cell>
          <table:table-cell office:value-type="float" office:value="15.737554386184444" table:formula="of:=SQRT(1/3.14) / [.F15]" table:style-name="ce46">
            <text:p>15,74</text:p>
          </table:table-cell>
          <table:table-cell office:value-type="float" office:value="78.687771930922224" table:formula="of:=[.G15]*5" table:style-name="ce48">
            <text:p>78,68777193</text:p>
          </table:table-cell>
          <table:table-cell table:number-columns-repeated="16376"/>
        </table:table-row>
        <table:table-row table:style-name="ro2">
          <table:table-cell office:value-type="string" table:style-name="ce41">
            <text:p>11</text:p>
          </table:table-cell>
          <table:table-cell office:value-type="string" table:style-name="ce41">
            <text:p>Aude</text:p>
          </table:table-cell>
          <table:table-cell office:value-type="string" table:style-name="ce41">
            <text:p>2020</text:p>
          </table:table-cell>
          <table:table-cell office:value-type="float" office:value="92" table:style-name="ce42">
            <text:p>92,00</text:p>
          </table:table-cell>
          <table:table-cell office:value-type="float" office:value="60.93" table:style-name="ce42">
            <text:p>60,93</text:p>
          </table:table-cell>
          <table:table-cell office:value-type="float" office:value="5.6055600000000004E-2" table:formula="of:=([.E16]*[.D16])/100000" table:style-name="ce43">
            <text:p>0,0560556</text:p>
          </table:table-cell>
          <table:table-cell office:value-type="float" office:value="10.067373250542325" table:formula="of:=SQRT(1/3.14) / [.F16]" table:style-name="ce42">
            <text:p>10,07</text:p>
          </table:table-cell>
          <table:table-cell office:value-type="float" office:value="50.336866252711623" table:formula="of:=[.G16]*5" table:style-name="ce44">
            <text:p>50,33686625</text:p>
          </table:table-cell>
          <table:table-cell table:number-columns-repeated="16376"/>
        </table:table-row>
        <table:table-row table:style-name="ro2">
          <table:table-cell office:value-type="string" table:style-name="ce49">
            <text:p>12</text:p>
          </table:table-cell>
          <table:table-cell office:value-type="string" table:style-name="ce49">
            <text:p>Aveyron</text:p>
          </table:table-cell>
          <table:table-cell office:value-type="string" table:style-name="ce49">
            <text:p>2020</text:p>
          </table:table-cell>
          <table:table-cell office:value-type="float" office:value="83.4" table:style-name="ce50">
            <text:p>83,40</text:p>
          </table:table-cell>
          <table:table-cell office:value-type="float" office:value="32.01" table:style-name="ce50">
            <text:p>32,01</text:p>
          </table:table-cell>
          <table:table-cell office:value-type="float" office:value="2.6696339999999999E-2" table:formula="of:=([.E17]*[.D17])/100000" table:style-name="ce51">
            <text:p>0,02669634</text:p>
          </table:table-cell>
          <table:table-cell office:value-type="float" office:value="21.138951930605483" table:formula="of:=SQRT(1/3.14) / [.F17]" table:style-name="ce50">
            <text:p>21,14</text:p>
          </table:table-cell>
          <table:table-cell office:value-type="float" office:value="105.69475965302742" table:formula="of:=[.G17]*5" table:style-name="ce52">
            <text:p>105,6947597</text:p>
          </table:table-cell>
          <table:table-cell table:number-columns-repeated="16376"/>
        </table:table-row>
        <table:table-row table:style-name="ro2">
          <table:table-cell office:value-type="string" table:style-name="ce21">
            <text:p>13</text:p>
          </table:table-cell>
          <table:table-cell office:value-type="string" table:style-name="ce21">
            <text:p>Bouches-du-Rhône</text:p>
          </table:table-cell>
          <table:table-cell office:value-type="string" table:style-name="ce21">
            <text:p>2020</text:p>
          </table:table-cell>
          <table:table-cell office:value-type="float" office:value="125.8" table:style-name="ce22">
            <text:p>125,80</text:p>
          </table:table-cell>
          <table:table-cell office:value-type="float" office:value="401.59" table:style-name="ce22">
            <text:p>401,59</text:p>
          </table:table-cell>
          <table:table-cell office:value-type="float" office:value="0.50520021999999998" table:formula="of:=([.E18]*[.D18])/100000" table:style-name="ce23">
            <text:p>0,50520022</text:p>
          </table:table-cell>
          <table:table-cell office:value-type="float" office:value="1.1170475103575774" table:formula="of:=SQRT(1/3.14) / [.F18]" table:style-name="ce22">
            <text:p>1,12</text:p>
          </table:table-cell>
          <table:table-cell office:value-type="float" office:value="5.5852375517878876" table:formula="of:=[.G18]*5" table:style-name="ce24">
            <text:p>5,585237552</text:p>
          </table:table-cell>
          <table:table-cell table:number-columns-repeated="16376"/>
        </table:table-row>
        <table:table-row table:style-name="ro2">
          <table:table-cell office:value-type="string" table:style-name="ce33">
            <text:p>14</text:p>
          </table:table-cell>
          <table:table-cell office:value-type="string" table:style-name="ce33">
            <text:p>Calvados</text:p>
          </table:table-cell>
          <table:table-cell office:value-type="string" table:style-name="ce33">
            <text:p>2020</text:p>
          </table:table-cell>
          <table:table-cell office:value-type="float" office:value="91.8" table:style-name="ce34">
            <text:p>91,80</text:p>
          </table:table-cell>
          <table:table-cell office:value-type="float" office:value="125.56" table:style-name="ce34">
            <text:p>125,56</text:p>
          </table:table-cell>
          <table:table-cell office:value-type="float" office:value="0.11526407999999999" table:formula="of:=([.E19]*[.D19])/100000" table:style-name="ce35">
            <text:p>0,11526408</text:p>
          </table:table-cell>
          <table:table-cell office:value-type="float" office:value="4.8959975040194692" table:formula="of:=SQRT(1/3.14) / [.F19]" table:style-name="ce34">
            <text:p>4,90</text:p>
          </table:table-cell>
          <table:table-cell office:value-type="float" office:value="24.479987520097346" table:formula="of:=[.G19]*5" table:style-name="ce36">
            <text:p>24,47998752</text:p>
          </table:table-cell>
          <table:table-cell table:number-columns-repeated="16376"/>
        </table:table-row>
        <table:table-row table:style-name="ro2">
          <table:table-cell office:value-type="string" table:style-name="ce49">
            <text:p>15</text:p>
          </table:table-cell>
          <table:table-cell office:value-type="string" table:style-name="ce49">
            <text:p>Cantal</text:p>
          </table:table-cell>
          <table:table-cell office:value-type="string" table:style-name="ce49">
            <text:p>2020</text:p>
          </table:table-cell>
          <table:table-cell office:value-type="float" office:value="96.7" table:style-name="ce50">
            <text:p>96,70</text:p>
          </table:table-cell>
          <table:table-cell office:value-type="float" office:value="25.27" table:style-name="ce50">
            <text:p>25,27</text:p>
          </table:table-cell>
          <table:table-cell office:value-type="float" office:value="2.4436090000000001E-2" table:formula="of:=([.E20]*[.D20])/100000" table:style-name="ce51">
            <text:p>0,02443609</text:p>
          </table:table-cell>
          <table:table-cell office:value-type="float" office:value="23.094228576793601" table:formula="of:=SQRT(1/3.14) / [.F20]" table:style-name="ce50">
            <text:p>23,09</text:p>
          </table:table-cell>
          <table:table-cell office:value-type="float" office:value="115.471142883968" table:formula="of:=[.G20]*5" table:style-name="ce52">
            <text:p>115,4711429</text:p>
          </table:table-cell>
          <table:table-cell table:number-columns-repeated="16376"/>
        </table:table-row>
        <table:table-row table:style-name="ro2">
          <table:table-cell office:value-type="string" table:style-name="ce45">
            <text:p>16</text:p>
          </table:table-cell>
          <table:table-cell office:value-type="string" table:style-name="ce45">
            <text:p>Charente</text:p>
          </table:table-cell>
          <table:table-cell office:value-type="string" table:style-name="ce45">
            <text:p>2020</text:p>
          </table:table-cell>
          <table:table-cell office:value-type="float" office:value="73.599999999999994" table:style-name="ce46">
            <text:p>73,60</text:p>
          </table:table-cell>
          <table:table-cell office:value-type="float" office:value="59.1" table:style-name="ce46">
            <text:p>59,10</text:p>
          </table:table-cell>
          <table:table-cell office:value-type="float" office:value="4.3497600000000004E-2" table:formula="of:=([.E21]*[.D21])/100000" table:style-name="ce47">
            <text:p>0,0434976</text:p>
          </table:table-cell>
          <table:table-cell office:value-type="float" office:value="12.97388012173316" table:formula="of:=SQRT(1/3.14) / [.F21]" table:style-name="ce46">
            <text:p>12,97</text:p>
          </table:table-cell>
          <table:table-cell office:value-type="float" office:value="64.869400608665799" table:formula="of:=[.G21]*5" table:style-name="ce48">
            <text:p>64,86940061</text:p>
          </table:table-cell>
          <table:table-cell table:number-columns-repeated="16376"/>
        </table:table-row>
        <table:table-row table:style-name="ro2">
          <table:table-cell office:value-type="string" table:style-name="ce37">
            <text:p>17</text:p>
          </table:table-cell>
          <table:table-cell office:value-type="string" table:style-name="ce37">
            <text:p>Charente-Maritime</text:p>
          </table:table-cell>
          <table:table-cell office:value-type="string" table:style-name="ce37">
            <text:p>2020</text:p>
          </table:table-cell>
          <table:table-cell office:value-type="float" office:value="102.8" table:style-name="ce38">
            <text:p>102,80</text:p>
          </table:table-cell>
          <table:table-cell office:value-type="float" office:value="94.9" table:style-name="ce38">
            <text:p>94,90</text:p>
          </table:table-cell>
          <table:table-cell office:value-type="float" office:value="9.7557200000000011E-2" table:formula="of:=([.E22]*[.D22])/100000" table:style-name="ce39">
            <text:p>0,0975572</text:p>
          </table:table-cell>
          <table:table-cell office:value-type="float" office:value="5.7846335071435044" table:formula="of:=SQRT(1/3.14) / [.F22]" table:style-name="ce38">
            <text:p>5,78</text:p>
          </table:table-cell>
          <table:table-cell office:value-type="float" office:value="28.923167535717521" table:formula="of:=[.G22]*5" table:style-name="ce40">
            <text:p>28,92316754</text:p>
          </table:table-cell>
          <table:table-cell table:number-columns-repeated="16376"/>
        </table:table-row>
        <table:table-row table:style-name="ro2">
          <table:table-cell office:value-type="string" table:style-name="ce45">
            <text:p>18</text:p>
          </table:table-cell>
          <table:table-cell office:value-type="string" table:style-name="ce45">
            <text:p>Cher</text:p>
          </table:table-cell>
          <table:table-cell office:value-type="string" table:style-name="ce45">
            <text:p>2020</text:p>
          </table:table-cell>
          <table:table-cell office:value-type="float" office:value="68.2" table:style-name="ce46">
            <text:p>68,20</text:p>
          </table:table-cell>
          <table:table-cell office:value-type="float" office:value="41.78" table:style-name="ce46">
            <text:p>41,78</text:p>
          </table:table-cell>
          <table:table-cell office:value-type="float" office:value="2.8493960000000002E-2" table:formula="of:=([.E23]*[.D23])/100000" table:style-name="ce47">
            <text:p>0,02849396</text:p>
          </table:table-cell>
          <table:table-cell office:value-type="float" office:value="19.805342886109909" table:formula="of:=SQRT(1/3.14) / [.F23]" table:style-name="ce46">
            <text:p>19,81</text:p>
          </table:table-cell>
          <table:table-cell office:value-type="float" office:value="99.026714430549546" table:formula="of:=[.G23]*5" table:style-name="ce48">
            <text:p>99,02671443</text:p>
          </table:table-cell>
          <table:table-cell table:number-columns-repeated="16376"/>
        </table:table-row>
        <table:table-row table:style-name="ro2">
          <table:table-cell office:value-type="string" table:style-name="ce45">
            <text:p>19</text:p>
          </table:table-cell>
          <table:table-cell office:value-type="string" table:style-name="ce45">
            <text:p>Corrèze</text:p>
          </table:table-cell>
          <table:table-cell office:value-type="string" table:style-name="ce45">
            <text:p>2020</text:p>
          </table:table-cell>
          <table:table-cell office:value-type="float" office:value="86" table:style-name="ce46">
            <text:p>86,00</text:p>
          </table:table-cell>
          <table:table-cell office:value-type="float" office:value="40.99" table:style-name="ce46">
            <text:p>40,99</text:p>
          </table:table-cell>
          <table:table-cell office:value-type="float" office:value="3.5251400000000002E-2" table:formula="of:=([.E24]*[.D24])/100000" table:style-name="ce47">
            <text:p>0,0352514</text:p>
          </table:table-cell>
          <table:table-cell office:value-type="float" office:value="16.008801011678976" table:formula="of:=SQRT(1/3.14) / [.F24]" table:style-name="ce46">
            <text:p>16,01</text:p>
          </table:table-cell>
          <table:table-cell office:value-type="float" office:value="80.044005058394873" table:formula="of:=[.G24]*5" table:style-name="ce48">
            <text:p>80,04400506</text:p>
          </table:table-cell>
          <table:table-cell table:number-columns-repeated="16376"/>
        </table:table-row>
        <table:table-row table:style-name="ro2">
          <table:table-cell office:value-type="string" table:style-name="ce41">
            <text:p>21</text:p>
          </table:table-cell>
          <table:table-cell office:value-type="string" table:style-name="ce41">
            <text:p>Côte-d'Or</text:p>
          </table:table-cell>
          <table:table-cell office:value-type="string" table:style-name="ce41">
            <text:p>2020</text:p>
          </table:table-cell>
          <table:table-cell office:value-type="float" office:value="98.8" table:style-name="ce42">
            <text:p>98,80</text:p>
          </table:table-cell>
          <table:table-cell office:value-type="float" office:value="60.95" table:style-name="ce42">
            <text:p>60,95</text:p>
          </table:table-cell>
          <table:table-cell office:value-type="float" office:value="6.0218599999999997E-2" table:formula="of:=([.E25]*[.D25])/100000" table:style-name="ce43">
            <text:p>0,0602186</text:p>
          </table:table-cell>
          <table:table-cell office:value-type="float" office:value="9.3714009954250077" table:formula="of:=SQRT(1/3.14) / [.F25]" table:style-name="ce42">
            <text:p>9,37</text:p>
          </table:table-cell>
          <table:table-cell office:value-type="float" office:value="46.857004977125037" table:formula="of:=[.G25]*5" table:style-name="ce44">
            <text:p>46,85700498</text:p>
          </table:table-cell>
          <table:table-cell table:number-columns-repeated="16376"/>
        </table:table-row>
        <table:table-row table:style-name="ro2">
          <table:table-cell office:value-type="string" table:style-name="ce41">
            <text:p>22</text:p>
          </table:table-cell>
          <table:table-cell office:value-type="string" table:style-name="ce41">
            <text:p>Côtes-d'Armor</text:p>
          </table:table-cell>
          <table:table-cell office:value-type="string" table:style-name="ce41">
            <text:p>2020</text:p>
          </table:table-cell>
          <table:table-cell office:value-type="float" office:value="77.2" table:style-name="ce42">
            <text:p>77,20</text:p>
          </table:table-cell>
          <table:table-cell office:value-type="float" office:value="87.32" table:style-name="ce42">
            <text:p>87,32</text:p>
          </table:table-cell>
          <table:table-cell office:value-type="float" office:value="6.7411039999999992E-2" table:formula="of:=([.E26]*[.D26])/100000" table:style-name="ce43">
            <text:p>0,06741104</text:p>
          </table:table-cell>
          <table:table-cell office:value-type="float" office:value="8.3715167127387513" table:formula="of:=SQRT(1/3.14) / [.F26]" table:style-name="ce42">
            <text:p>8,37</text:p>
          </table:table-cell>
          <table:table-cell office:value-type="float" office:value="41.857583563693758" table:formula="of:=[.G26]*5" table:style-name="ce44">
            <text:p>41,85758356</text:p>
          </table:table-cell>
          <table:table-cell table:number-columns-repeated="16376"/>
        </table:table-row>
        <table:table-row table:style-name="ro2">
          <table:table-cell office:value-type="string" table:style-name="ce49">
            <text:p>23</text:p>
          </table:table-cell>
          <table:table-cell office:value-type="string" table:style-name="ce49">
            <text:p>Creuse</text:p>
          </table:table-cell>
          <table:table-cell office:value-type="string" table:style-name="ce49">
            <text:p>2020</text:p>
          </table:table-cell>
          <table:table-cell office:value-type="float" office:value="86.8" table:style-name="ce50">
            <text:p>86,80</text:p>
          </table:table-cell>
          <table:table-cell office:value-type="float" office:value="20.95" table:style-name="ce50">
            <text:p>20,95</text:p>
          </table:table-cell>
          <table:table-cell office:value-type="float" office:value="1.8184599999999999E-2" table:formula="of:=([.E27]*[.D27])/100000" table:style-name="ce51">
            <text:p>0,0181846</text:p>
          </table:table-cell>
          <table:table-cell office:value-type="float" office:value="31.033547506302057" table:formula="of:=SQRT(1/3.14) / [.F27]" table:style-name="ce50">
            <text:p>31,03</text:p>
          </table:table-cell>
          <table:table-cell office:value-type="float" office:value="155.16773753151028" table:formula="of:=[.G27]*5" table:style-name="ce52">
            <text:p>155,1677375</text:p>
          </table:table-cell>
          <table:table-cell table:number-columns-repeated="16376"/>
        </table:table-row>
        <table:table-row table:style-name="ro2">
          <table:table-cell office:value-type="string" table:style-name="ce45">
            <text:p>24</text:p>
          </table:table-cell>
          <table:table-cell office:value-type="string" table:style-name="ce45">
            <text:p>Dordogne</text:p>
          </table:table-cell>
          <table:table-cell office:value-type="string" table:style-name="ce45">
            <text:p>2020</text:p>
          </table:table-cell>
          <table:table-cell office:value-type="float" office:value="81.8" table:style-name="ce46">
            <text:p>81,80</text:p>
          </table:table-cell>
          <table:table-cell office:value-type="float" office:value="45.61" table:style-name="ce46">
            <text:p>45,61</text:p>
          </table:table-cell>
          <table:table-cell office:value-type="float" office:value="3.7308979999999999E-2" table:formula="of:=([.E28]*[.D28])/100000" table:style-name="ce47">
            <text:p>0,03730898</text:p>
          </table:table-cell>
          <table:table-cell office:value-type="float" office:value="15.125920032740117" table:formula="of:=SQRT(1/3.14) / [.F28]" table:style-name="ce46">
            <text:p>15,13</text:p>
          </table:table-cell>
          <table:table-cell office:value-type="float" office:value="75.629600163700587" table:formula="of:=[.G28]*5" table:style-name="ce48">
            <text:p>75,62960016</text:p>
          </table:table-cell>
          <table:table-cell table:number-columns-repeated="16376"/>
        </table:table-row>
        <table:table-row table:style-name="ro2">
          <table:table-cell office:value-type="string" table:style-name="ce37">
            <text:p>25</text:p>
          </table:table-cell>
          <table:table-cell office:value-type="string" table:style-name="ce37">
            <text:p>Doubs</text:p>
          </table:table-cell>
          <table:table-cell office:value-type="string" table:style-name="ce37">
            <text:p>2020</text:p>
          </table:table-cell>
          <table:table-cell office:value-type="float" office:value="98.1" table:style-name="ce38">
            <text:p>98,10</text:p>
          </table:table-cell>
          <table:table-cell office:value-type="float" office:value="103.96" table:style-name="ce38">
            <text:p>103,96</text:p>
          </table:table-cell>
          <table:table-cell office:value-type="float" office:value="0.10198475999999999" table:formula="of:=([.E29]*[.D29])/100000" table:style-name="ce39">
            <text:p>0,10198476</text:p>
          </table:table-cell>
          <table:table-cell office:value-type="float" office:value="5.5334997894106959" table:formula="of:=SQRT(1/3.14) / [.F29]" table:style-name="ce38">
            <text:p>5,53</text:p>
          </table:table-cell>
          <table:table-cell office:value-type="float" office:value="27.667498947053481" table:formula="of:=[.G29]*5" table:style-name="ce40">
            <text:p>27,66749895</text:p>
          </table:table-cell>
          <table:table-cell table:number-columns-repeated="16376"/>
        </table:table-row>
        <table:table-row table:style-name="ro2">
          <table:table-cell office:value-type="string" table:style-name="ce37">
            <text:p>26</text:p>
          </table:table-cell>
          <table:table-cell office:value-type="string" table:style-name="ce37">
            <text:p>Drôme</text:p>
          </table:table-cell>
          <table:table-cell office:value-type="string" table:style-name="ce37">
            <text:p>2020</text:p>
          </table:table-cell>
          <table:table-cell office:value-type="float" office:value="91.7" table:style-name="ce38">
            <text:p>91,70</text:p>
          </table:table-cell>
          <table:table-cell office:value-type="float" office:value="79.14" table:style-name="ce38">
            <text:p>79,14</text:p>
          </table:table-cell>
          <table:table-cell office:value-type="float" office:value="7.2571380000000005E-2" table:formula="of:=([.E30]*[.D30])/100000" table:style-name="ce39">
            <text:p>0,07257138</text:p>
          </table:table-cell>
          <table:table-cell office:value-type="float" office:value="7.7762424799294196" table:formula="of:=SQRT(1/3.14) / [.F30]" table:style-name="ce38">
            <text:p>7,78</text:p>
          </table:table-cell>
          <table:table-cell office:value-type="float" office:value="38.881212399647097" table:formula="of:=[.G30]*5" table:style-name="ce40">
            <text:p>38,8812124</text:p>
          </table:table-cell>
          <table:table-cell table:number-columns-repeated="16376"/>
        </table:table-row>
        <table:table-row table:style-name="ro2">
          <table:table-cell office:value-type="string" table:style-name="ce41">
            <text:p>27</text:p>
          </table:table-cell>
          <table:table-cell office:value-type="string" table:style-name="ce41">
            <text:p>Eure</text:p>
          </table:table-cell>
          <table:table-cell office:value-type="string" table:style-name="ce41">
            <text:p>2020</text:p>
          </table:table-cell>
          <table:table-cell office:value-type="float" office:value="66.3" table:style-name="ce42">
            <text:p>66,30</text:p>
          </table:table-cell>
          <table:table-cell office:value-type="float" office:value="99.78" table:style-name="ce42">
            <text:p>99,78</text:p>
          </table:table-cell>
          <table:table-cell office:value-type="float" office:value="6.615414E-2" table:formula="of:=([.E31]*[.D31])/100000" table:style-name="ce43">
            <text:p>0,06615414</text:p>
          </table:table-cell>
          <table:table-cell office:value-type="float" office:value="8.5305719034832936" table:formula="of:=SQRT(1/3.14) / [.F31]" table:style-name="ce42">
            <text:p>8,53</text:p>
          </table:table-cell>
          <table:table-cell office:value-type="float" office:value="42.652859517416466" table:formula="of:=[.G31]*5" table:style-name="ce44">
            <text:p>42,65285952</text:p>
          </table:table-cell>
          <table:table-cell table:number-columns-repeated="16376"/>
        </table:table-row>
        <table:table-row table:style-name="ro2">
          <table:table-cell office:value-type="string" table:style-name="ce45">
            <text:p>28</text:p>
          </table:table-cell>
          <table:table-cell office:value-type="string" table:style-name="ce45">
            <text:p>Eure-et-Loir</text:p>
          </table:table-cell>
          <table:table-cell office:value-type="string" table:style-name="ce45">
            <text:p>2020</text:p>
          </table:table-cell>
          <table:table-cell office:value-type="float" office:value="58.8" table:style-name="ce46">
            <text:p>58,80</text:p>
          </table:table-cell>
          <table:table-cell office:value-type="float" office:value="73.400000000000006" table:style-name="ce46">
            <text:p>73,40</text:p>
          </table:table-cell>
          <table:table-cell office:value-type="float" office:value="4.3159200000000002E-2" table:formula="of:=([.E32]*[.D32])/100000" table:style-name="ce47">
            <text:p>0,0431592</text:p>
          </table:table-cell>
          <table:table-cell office:value-type="float" office:value="13.075604922776611" table:formula="of:=SQRT(1/3.14) / [.F32]" table:style-name="ce46">
            <text:p>13,08</text:p>
          </table:table-cell>
          <table:table-cell office:value-type="float" office:value="65.378024613883056" table:formula="of:=[.G32]*5" table:style-name="ce48">
            <text:p>65,37802461</text:p>
          </table:table-cell>
          <table:table-cell table:number-columns-repeated="16376"/>
        </table:table-row>
        <table:table-row table:style-name="ro2">
          <table:table-cell office:value-type="string" table:style-name="ce33">
            <text:p>29</text:p>
          </table:table-cell>
          <table:table-cell office:value-type="string" table:style-name="ce33">
            <text:p>Finistère</text:p>
          </table:table-cell>
          <table:table-cell office:value-type="string" table:style-name="ce33">
            <text:p>2020</text:p>
          </table:table-cell>
          <table:table-cell office:value-type="float" office:value="100.1" table:style-name="ce34">
            <text:p>100,10</text:p>
          </table:table-cell>
          <table:table-cell office:value-type="float" office:value="135.91" table:style-name="ce34">
            <text:p>135,91</text:p>
          </table:table-cell>
          <table:table-cell office:value-type="float" office:value="0.13604590999999999" table:formula="of:=([.E33]*[.D33])/100000" table:style-name="ce35">
            <text:p>0,13604591</text:p>
          </table:table-cell>
          <table:table-cell office:value-type="float" office:value="4.1481044743138575" table:formula="of:=SQRT(1/3.14) / [.F33]" table:style-name="ce34">
            <text:p>4,15</text:p>
          </table:table-cell>
          <table:table-cell office:value-type="float" office:value="20.740522371569288" table:formula="of:=[.G33]*5" table:style-name="ce36">
            <text:p>20,74052237</text:p>
          </table:table-cell>
          <table:table-cell table:number-columns-repeated="16376"/>
        </table:table-row>
        <table:table-row table:style-name="ro2">
          <table:table-cell office:value-type="string" table:style-name="ce45">
            <text:p>2A</text:p>
          </table:table-cell>
          <table:table-cell office:value-type="string" table:style-name="ce45">
            <text:p>Corse-du-Sud</text:p>
          </table:table-cell>
          <table:table-cell office:value-type="string" table:style-name="ce45">
            <text:p>2020</text:p>
          </table:table-cell>
          <table:table-cell office:value-type="float" office:value="110.2" table:style-name="ce46">
            <text:p>110,20</text:p>
          </table:table-cell>
          <table:table-cell office:value-type="float" office:value="39.49" table:style-name="ce46">
            <text:p>39,49</text:p>
          </table:table-cell>
          <table:table-cell office:value-type="float" office:value="4.3517980000000005E-2" table:formula="of:=([.E34]*[.D34])/100000" table:style-name="ce47">
            <text:p>0,04351798</text:p>
          </table:table-cell>
          <table:table-cell office:value-type="float" office:value="12.967804295675036" table:formula="of:=SQRT(1/3.14) / [.F34]" table:style-name="ce46">
            <text:p>12,97</text:p>
          </table:table-cell>
          <table:table-cell office:value-type="float" office:value="64.839021478375173" table:formula="of:=[.G34]*5" table:style-name="ce48">
            <text:p>64,83902148</text:p>
          </table:table-cell>
          <table:table-cell table:number-columns-repeated="16376"/>
        </table:table-row>
        <table:table-row table:style-name="ro2">
          <table:table-cell office:value-type="string" table:style-name="ce45">
            <text:p>2B</text:p>
          </table:table-cell>
          <table:table-cell office:value-type="string" table:style-name="ce45">
            <text:p>Haute-Corse</text:p>
          </table:table-cell>
          <table:table-cell office:value-type="string" table:style-name="ce45">
            <text:p>2020</text:p>
          </table:table-cell>
          <table:table-cell office:value-type="float" office:value="88" table:style-name="ce46">
            <text:p>88,00</text:p>
          </table:table-cell>
          <table:table-cell office:value-type="float" office:value="38.99" table:style-name="ce46">
            <text:p>38,99</text:p>
          </table:table-cell>
          <table:table-cell office:value-type="float" office:value="3.43112E-2" table:formula="of:=([.E35]*[.D35])/100000" table:style-name="ce47">
            <text:p>0,0343112</text:p>
          </table:table-cell>
          <table:table-cell office:value-type="float" office:value="16.447476275475655" table:formula="of:=SQRT(1/3.14) / [.F35]" table:style-name="ce46">
            <text:p>16,45</text:p>
          </table:table-cell>
          <table:table-cell office:value-type="float" office:value="82.23738137737827" table:formula="of:=[.G35]*5" table:style-name="ce48">
            <text:p>82,23738138</text:p>
          </table:table-cell>
          <table:table-cell table:number-columns-repeated="16376"/>
        </table:table-row>
        <table:table-row table:style-name="ro2">
          <table:table-cell office:value-type="string" table:style-name="ce33">
            <text:p>30</text:p>
          </table:table-cell>
          <table:table-cell office:value-type="string" table:style-name="ce33">
            <text:p>Gard</text:p>
          </table:table-cell>
          <table:table-cell office:value-type="string" table:style-name="ce33">
            <text:p>2020</text:p>
          </table:table-cell>
          <table:table-cell office:value-type="float" office:value="93.1" table:style-name="ce34">
            <text:p>93,10</text:p>
          </table:table-cell>
          <table:table-cell office:value-type="float" office:value="127.88" table:style-name="ce34">
            <text:p>127,88</text:p>
          </table:table-cell>
          <table:table-cell office:value-type="float" office:value="0.11905627999999999" table:formula="of:=([.E36]*[.D36])/100000" table:style-name="ce35">
            <text:p>0,11905628</text:p>
          </table:table-cell>
          <table:table-cell office:value-type="float" office:value="4.7400493949844593" table:formula="of:=SQRT(1/3.14) / [.F36]" table:style-name="ce34">
            <text:p>4,74</text:p>
          </table:table-cell>
          <table:table-cell office:value-type="float" office:value="23.700246974922297" table:formula="of:=[.G36]*5" table:style-name="ce36">
            <text:p>23,70024697</text:p>
          </table:table-cell>
          <table:table-cell table:number-columns-repeated="16376"/>
        </table:table-row>
        <table:table-row table:style-name="ro2">
          <table:table-cell office:value-type="string" table:style-name="ce25">
            <text:p>31</text:p>
          </table:table-cell>
          <table:table-cell office:value-type="string" table:style-name="ce25">
            <text:p>Haute-Garonne</text:p>
          </table:table-cell>
          <table:table-cell office:value-type="string" table:style-name="ce25">
            <text:p>2020</text:p>
          </table:table-cell>
          <table:table-cell office:value-type="float" office:value="106.9" table:style-name="ce26">
            <text:p>106,90</text:p>
          </table:table-cell>
          <table:table-cell office:value-type="float" office:value="221.9" table:style-name="ce26">
            <text:p>221,90</text:p>
          </table:table-cell>
          <table:table-cell office:value-type="float" office:value="0.23721110000000001" table:formula="of:=([.E37]*[.D37])/100000" table:style-name="ce27">
            <text:p>0,2372111</text:p>
          </table:table-cell>
          <table:table-cell office:value-type="float" office:value="2.3790313690341653" table:formula="of:=SQRT(1/3.14) / [.F37]" table:style-name="ce26">
            <text:p>2,38</text:p>
          </table:table-cell>
          <table:table-cell office:value-type="float" office:value="11.895156845170828" table:formula="of:=[.G37]*5" table:style-name="ce28">
            <text:p>11,89515685</text:p>
          </table:table-cell>
          <table:table-cell table:number-columns-repeated="16376"/>
        </table:table-row>
        <table:table-row table:style-name="ro2">
          <table:table-cell office:value-type="string" table:style-name="ce45">
            <text:p>32</text:p>
          </table:table-cell>
          <table:table-cell office:value-type="string" table:style-name="ce45">
            <text:p>Gers</text:p>
          </table:table-cell>
          <table:table-cell office:value-type="string" table:style-name="ce45">
            <text:p>2020</text:p>
          </table:table-cell>
          <table:table-cell office:value-type="float" office:value="101.4" table:style-name="ce46">
            <text:p>101,40</text:p>
          </table:table-cell>
          <table:table-cell office:value-type="float" office:value="30.59" table:style-name="ce46">
            <text:p>30,59</text:p>
          </table:table-cell>
          <table:table-cell office:value-type="float" office:value="3.1018259999999999E-2" table:formula="of:=([.E38]*[.D38])/100000" table:style-name="ce47">
            <text:p>0,03101826</text:p>
          </table:table-cell>
          <table:table-cell office:value-type="float" office:value="18.193562372070527" table:formula="of:=SQRT(1/3.14) / [.F38]" table:style-name="ce46">
            <text:p>18,19</text:p>
          </table:table-cell>
          <table:table-cell office:value-type="float" office:value="90.96781186035264" table:formula="of:=[.G38]*5" table:style-name="ce48">
            <text:p>90,96781186</text:p>
          </table:table-cell>
          <table:table-cell table:number-columns-repeated="16376"/>
        </table:table-row>
        <table:table-row table:style-name="ro2">
          <table:table-cell office:value-type="string" table:style-name="ce25">
            <text:p>33</text:p>
          </table:table-cell>
          <table:table-cell office:value-type="string" table:style-name="ce25">
            <text:p>Gironde</text:p>
          </table:table-cell>
          <table:table-cell office:value-type="string" table:style-name="ce25">
            <text:p>2020</text:p>
          </table:table-cell>
          <table:table-cell office:value-type="float" office:value="120.3" table:style-name="ce26">
            <text:p>120,30</text:p>
          </table:table-cell>
          <table:table-cell office:value-type="float" office:value="162.77000000000001" table:style-name="ce26">
            <text:p>162,77</text:p>
          </table:table-cell>
          <table:table-cell office:value-type="float" office:value="0.19581230999999999" table:formula="of:=([.E39]*[.D39])/100000" table:style-name="ce27">
            <text:p>0,19581231</text:p>
          </table:table-cell>
          <table:table-cell office:value-type="float" office:value="2.8820080207577368" table:formula="of:=SQRT(1/3.14) / [.F39]" table:style-name="ce26">
            <text:p>2,88</text:p>
          </table:table-cell>
          <table:table-cell office:value-type="float" office:value="14.410040103788685" table:formula="of:=[.G39]*5" table:style-name="ce28">
            <text:p>14,4100401</text:p>
          </table:table-cell>
          <table:table-cell table:number-columns-repeated="16376"/>
        </table:table-row>
        <table:table-row table:style-name="ro2">
          <table:table-cell office:value-type="string" table:style-name="ce25">
            <text:p>34</text:p>
          </table:table-cell>
          <table:table-cell office:value-type="string" table:style-name="ce25">
            <text:p>Hérault</text:p>
          </table:table-cell>
          <table:table-cell office:value-type="string" table:style-name="ce25">
            <text:p>2020</text:p>
          </table:table-cell>
          <table:table-cell office:value-type="float" office:value="120.3" table:style-name="ce26">
            <text:p>120,30</text:p>
          </table:table-cell>
          <table:table-cell office:value-type="float" office:value="192.69" table:style-name="ce26">
            <text:p>192,69</text:p>
          </table:table-cell>
          <table:table-cell office:value-type="float" office:value="0.23180607" table:formula="of:=([.E40]*[.D40])/100000" table:style-name="ce27">
            <text:p>0,23180607</text:p>
          </table:table-cell>
          <table:table-cell office:value-type="float" office:value="2.4345033241929355" table:formula="of:=SQRT(1/3.14) / [.F40]" table:style-name="ce26">
            <text:p>2,43</text:p>
          </table:table-cell>
          <table:table-cell office:value-type="float" office:value="12.172516620964677" table:formula="of:=[.G40]*5" table:style-name="ce28">
            <text:p>12,17251662</text:p>
          </table:table-cell>
          <table:table-cell table:number-columns-repeated="16376"/>
        </table:table-row>
        <table:table-row table:style-name="ro2">
          <table:table-cell office:value-type="string" table:style-name="ce29">
            <text:p>35</text:p>
          </table:table-cell>
          <table:table-cell office:value-type="string" table:style-name="ce29">
            <text:p>Ille-et-Vilaine</text:p>
          </table:table-cell>
          <table:table-cell office:value-type="string" table:style-name="ce29">
            <text:p>2020</text:p>
          </table:table-cell>
          <table:table-cell office:value-type="float" office:value="94.1" table:style-name="ce30">
            <text:p>94,10</text:p>
          </table:table-cell>
          <table:table-cell office:value-type="float" office:value="159.34" table:style-name="ce30">
            <text:p>159,34</text:p>
          </table:table-cell>
          <table:table-cell office:value-type="float" office:value="0.14993893999999999" table:formula="of:=([.E41]*[.D41])/100000" table:style-name="ce31">
            <text:p>0,14993894</text:p>
          </table:table-cell>
          <table:table-cell office:value-type="float" office:value="3.7637497502856854" table:formula="of:=SQRT(1/3.14) / [.F41]" table:style-name="ce30">
            <text:p>3,76</text:p>
          </table:table-cell>
          <table:table-cell office:value-type="float" office:value="18.818748751428426" table:formula="of:=[.G41]*5" table:style-name="ce32">
            <text:p>18,81874875</text:p>
          </table:table-cell>
          <table:table-cell table:number-columns-repeated="16376"/>
        </table:table-row>
        <table:table-row table:style-name="ro2">
          <table:table-cell office:value-type="string" table:style-name="ce49">
            <text:p>36</text:p>
          </table:table-cell>
          <table:table-cell office:value-type="string" table:style-name="ce49">
            <text:p>Indre</text:p>
          </table:table-cell>
          <table:table-cell office:value-type="string" table:style-name="ce49">
            <text:p>2020</text:p>
          </table:table-cell>
          <table:table-cell office:value-type="float" office:value="67.5" table:style-name="ce50">
            <text:p>67,50</text:p>
          </table:table-cell>
          <table:table-cell office:value-type="float" office:value="32.299999999999997" table:style-name="ce50">
            <text:p>32,30</text:p>
          </table:table-cell>
          <table:table-cell office:value-type="float" office:value="2.1802499999999999E-2" table:formula="of:=([.E42]*[.D42])/100000" table:style-name="ce51">
            <text:p>0,0218025</text:p>
          </table:table-cell>
          <table:table-cell office:value-type="float" office:value="25.883850383355139" table:formula="of:=SQRT(1/3.14) / [.F42]" table:style-name="ce50">
            <text:p>25,88</text:p>
          </table:table-cell>
          <table:table-cell office:value-type="float" office:value="129.41925191677569" table:formula="of:=[.G42]*5" table:style-name="ce52">
            <text:p>129,4192519</text:p>
          </table:table-cell>
          <table:table-cell table:number-columns-repeated="16376"/>
        </table:table-row>
        <table:table-row table:style-name="ro2">
          <table:table-cell office:value-type="string" table:style-name="ce37">
            <text:p>37</text:p>
          </table:table-cell>
          <table:table-cell office:value-type="string" table:style-name="ce37">
            <text:p>Indre-et-Loire</text:p>
          </table:table-cell>
          <table:table-cell office:value-type="string" table:style-name="ce37">
            <text:p>2020</text:p>
          </table:table-cell>
          <table:table-cell office:value-type="float" office:value="96.7" table:style-name="ce38">
            <text:p>96,70</text:p>
          </table:table-cell>
          <table:table-cell office:value-type="float" office:value="99.58" table:style-name="ce38">
            <text:p>99,58</text:p>
          </table:table-cell>
          <table:table-cell office:value-type="float" office:value="9.6293860000000009E-2" table:formula="of:=([.E43]*[.D43])/100000" table:style-name="ce39">
            <text:p>0,09629386</text:p>
          </table:table-cell>
          <table:table-cell office:value-type="float" office:value="5.860525769588012" table:formula="of:=SQRT(1/3.14) / [.F43]" table:style-name="ce38">
            <text:p>5,86</text:p>
          </table:table-cell>
          <table:table-cell office:value-type="float" office:value="29.30262884794006" table:formula="of:=[.G43]*5" table:style-name="ce40">
            <text:p>29,30262885</text:p>
          </table:table-cell>
          <table:table-cell table:number-columns-repeated="16376"/>
        </table:table-row>
        <table:table-row table:style-name="ro2">
          <table:table-cell office:value-type="string" table:style-name="ce29">
            <text:p>38</text:p>
          </table:table-cell>
          <table:table-cell office:value-type="string" table:style-name="ce29">
            <text:p>Isère</text:p>
          </table:table-cell>
          <table:table-cell office:value-type="string" table:style-name="ce29">
            <text:p>2020</text:p>
          </table:table-cell>
          <table:table-cell office:value-type="float" office:value="94.7" table:style-name="ce30">
            <text:p>94,70</text:p>
          </table:table-cell>
          <table:table-cell office:value-type="float" office:value="171.05" table:style-name="ce30">
            <text:p>171,05</text:p>
          </table:table-cell>
          <table:table-cell office:value-type="float" office:value="0.16198435000000003" table:formula="of:=([.E44]*[.D44])/100000" table:style-name="ce31">
            <text:p>0,16198435</text:p>
          </table:table-cell>
          <table:table-cell office:value-type="float" office:value="3.4838714232770034" table:formula="of:=SQRT(1/3.14) / [.F44]" table:style-name="ce30">
            <text:p>3,48</text:p>
          </table:table-cell>
          <table:table-cell office:value-type="float" office:value="17.419357116385015" table:formula="of:=[.G44]*5" table:style-name="ce32">
            <text:p>17,41935712</text:p>
          </table:table-cell>
          <table:table-cell table:number-columns-repeated="16376"/>
        </table:table-row>
        <table:table-row table:style-name="ro2">
          <table:table-cell office:value-type="string" table:style-name="ce45">
            <text:p>39</text:p>
          </table:table-cell>
          <table:table-cell office:value-type="string" table:style-name="ce45">
            <text:p>Jura</text:p>
          </table:table-cell>
          <table:table-cell office:value-type="string" table:style-name="ce45">
            <text:p>2020</text:p>
          </table:table-cell>
          <table:table-cell office:value-type="float" office:value="87.4" table:style-name="ce46">
            <text:p>87,40</text:p>
          </table:table-cell>
          <table:table-cell office:value-type="float" office:value="51.85" table:style-name="ce46">
            <text:p>51,85</text:p>
          </table:table-cell>
          <table:table-cell office:value-type="float" office:value="4.5316900000000007E-2" table:formula="of:=([.E45]*[.D45])/100000" table:style-name="ce47">
            <text:p>0,0453169</text:p>
          </table:table-cell>
          <table:table-cell office:value-type="float" office:value="12.453028516582119" table:formula="of:=SQRT(1/3.14) / [.F45]" table:style-name="ce46">
            <text:p>12,45</text:p>
          </table:table-cell>
          <table:table-cell office:value-type="float" office:value="62.265142582910599" table:formula="of:=[.G45]*5" table:style-name="ce48">
            <text:p>62,26514258</text:p>
          </table:table-cell>
          <table:table-cell table:number-columns-repeated="16376"/>
        </table:table-row>
        <table:table-row table:style-name="ro2">
          <table:table-cell office:value-type="string" table:style-name="ce45">
            <text:p>40</text:p>
          </table:table-cell>
          <table:table-cell office:value-type="string" table:style-name="ce45">
            <text:p>Landes</text:p>
          </table:table-cell>
          <table:table-cell office:value-type="string" table:style-name="ce45">
            <text:p>2020</text:p>
          </table:table-cell>
          <table:table-cell office:value-type="float" office:value="101.9" table:style-name="ce46">
            <text:p>101,90</text:p>
          </table:table-cell>
          <table:table-cell office:value-type="float" office:value="44.76" table:style-name="ce46">
            <text:p>44,76</text:p>
          </table:table-cell>
          <table:table-cell office:value-type="float" office:value="4.5610440000000002E-2" table:formula="of:=([.E46]*[.D46])/100000" table:style-name="ce47">
            <text:p>0,04561044</text:p>
          </table:table-cell>
          <table:table-cell office:value-type="float" office:value="12.372883225487417" table:formula="of:=SQRT(1/3.14) / [.F46]" table:style-name="ce46">
            <text:p>12,37</text:p>
          </table:table-cell>
          <table:table-cell office:value-type="float" office:value="61.864416127437082" table:formula="of:=[.G46]*5" table:style-name="ce48">
            <text:p>61,86441613</text:p>
          </table:table-cell>
          <table:table-cell table:number-columns-repeated="16376"/>
        </table:table-row>
        <table:table-row table:style-name="ro2">
          <table:table-cell office:value-type="string" table:style-name="ce45">
            <text:p>41</text:p>
          </table:table-cell>
          <table:table-cell office:value-type="string" table:style-name="ce45">
            <text:p>Loir-et-Cher</text:p>
          </table:table-cell>
          <table:table-cell office:value-type="string" table:style-name="ce45">
            <text:p>2020</text:p>
          </table:table-cell>
          <table:table-cell office:value-type="float" office:value="82.1" table:style-name="ce46">
            <text:p>82,10</text:p>
          </table:table-cell>
          <table:table-cell office:value-type="float" office:value="51.94" table:style-name="ce46">
            <text:p>51,94</text:p>
          </table:table-cell>
          <table:table-cell office:value-type="float" office:value="4.2642739999999991E-2" table:formula="of:=([.E47]*[.D47])/100000" table:style-name="ce47">
            <text:p>0,04264274</text:p>
          </table:table-cell>
          <table:table-cell office:value-type="float" office:value="13.2339677981082" table:formula="of:=SQRT(1/3.14) / [.F47]" table:style-name="ce46">
            <text:p>13,23</text:p>
          </table:table-cell>
          <table:table-cell office:value-type="float" office:value="66.169838990540995" table:formula="of:=[.G47]*5" table:style-name="ce48">
            <text:p>66,16983899</text:p>
          </table:table-cell>
          <table:table-cell table:number-columns-repeated="16376"/>
        </table:table-row>
        <table:table-row table:style-name="ro2">
          <table:table-cell office:value-type="string" table:style-name="ce29">
            <text:p>42</text:p>
          </table:table-cell>
          <table:table-cell office:value-type="string" table:style-name="ce29">
            <text:p>Loire</text:p>
          </table:table-cell>
          <table:table-cell office:value-type="string" table:style-name="ce29">
            <text:p>2020</text:p>
          </table:table-cell>
          <table:table-cell office:value-type="float" office:value="91.8" table:style-name="ce30">
            <text:p>91,80</text:p>
          </table:table-cell>
          <table:table-cell office:value-type="float" office:value="160.15" table:style-name="ce30">
            <text:p>160,15</text:p>
          </table:table-cell>
          <table:table-cell office:value-type="float" office:value="0.1470177" table:formula="of:=([.E48]*[.D48])/100000" table:style-name="ce31">
            <text:p>0,1470177</text:p>
          </table:table-cell>
          <table:table-cell office:value-type="float" office:value="3.8385354143283452" table:formula="of:=SQRT(1/3.14) / [.F48]" table:style-name="ce30">
            <text:p>3,84</text:p>
          </table:table-cell>
          <table:table-cell office:value-type="float" office:value="19.192677071641725" table:formula="of:=[.G48]*5" table:style-name="ce32">
            <text:p>19,19267707</text:p>
          </table:table-cell>
          <table:table-cell table:number-columns-repeated="16376"/>
        </table:table-row>
        <table:table-row table:style-name="ro2">
          <table:table-cell office:value-type="string" table:style-name="ce45">
            <text:p>43</text:p>
          </table:table-cell>
          <table:table-cell office:value-type="string" table:style-name="ce45">
            <text:p>Haute-Loire</text:p>
          </table:table-cell>
          <table:table-cell office:value-type="string" table:style-name="ce45">
            <text:p>2020</text:p>
          </table:table-cell>
          <table:table-cell office:value-type="float" office:value="89.6" table:style-name="ce46">
            <text:p>89,60</text:p>
          </table:table-cell>
          <table:table-cell office:value-type="float" office:value="45.72" table:style-name="ce46">
            <text:p>45,72</text:p>
          </table:table-cell>
          <table:table-cell office:value-type="float" office:value="4.0965119999999994E-2" table:formula="of:=([.E49]*[.D49])/100000" table:style-name="ce47">
            <text:p>0,04096512</text:p>
          </table:table-cell>
          <table:table-cell office:value-type="float" office:value="13.775930547331496" table:formula="of:=SQRT(1/3.14) / [.F49]" table:style-name="ce46">
            <text:p>13,78</text:p>
          </table:table-cell>
          <table:table-cell office:value-type="float" office:value="68.879652736657476" table:formula="of:=[.G49]*5" table:style-name="ce48">
            <text:p>68,87965274</text:p>
          </table:table-cell>
          <table:table-cell table:number-columns-repeated="16376"/>
        </table:table-row>
        <table:table-row table:style-name="ro2">
          <table:table-cell office:value-type="string" table:style-name="ce25">
            <text:p>44</text:p>
          </table:table-cell>
          <table:table-cell office:value-type="string" table:style-name="ce25">
            <text:p>Loire-Atlantique</text:p>
          </table:table-cell>
          <table:table-cell office:value-type="string" table:style-name="ce25">
            <text:p>2020</text:p>
          </table:table-cell>
          <table:table-cell office:value-type="float" office:value="94.4" table:style-name="ce26">
            <text:p>94,40</text:p>
          </table:table-cell>
          <table:table-cell office:value-type="float" office:value="207.92" table:style-name="ce26">
            <text:p>207,92</text:p>
          </table:table-cell>
          <table:table-cell office:value-type="float" office:value="0.19627648" table:formula="of:=([.E50]*[.D50])/100000" table:style-name="ce27">
            <text:p>0,19627648</text:p>
          </table:table-cell>
          <table:table-cell office:value-type="float" office:value="2.8751924223579937" table:formula="of:=SQRT(1/3.14) / [.F50]" table:style-name="ce26">
            <text:p>2,88</text:p>
          </table:table-cell>
          <table:table-cell office:value-type="float" office:value="14.375962111789969" table:formula="of:=[.G50]*5" table:style-name="ce28">
            <text:p>14,37596211</text:p>
          </table:table-cell>
          <table:table-cell table:number-columns-repeated="16376"/>
        </table:table-row>
        <table:table-row table:style-name="ro2">
          <table:table-cell office:value-type="string" table:style-name="ce41">
            <text:p>45</text:p>
          </table:table-cell>
          <table:table-cell office:value-type="string" table:style-name="ce41">
            <text:p>Loiret</text:p>
          </table:table-cell>
          <table:table-cell office:value-type="string" table:style-name="ce41">
            <text:p>2020</text:p>
          </table:table-cell>
          <table:table-cell office:value-type="float" office:value="66.900000000000006" table:style-name="ce42">
            <text:p>66,90</text:p>
          </table:table-cell>
          <table:table-cell office:value-type="float" office:value="100.43" table:style-name="ce42">
            <text:p>100,43</text:p>
          </table:table-cell>
          <table:table-cell office:value-type="float" office:value="6.7187670000000005E-2" table:formula="of:=([.E51]*[.D51])/100000" table:style-name="ce43">
            <text:p>0,06718767</text:p>
          </table:table-cell>
          <table:table-cell office:value-type="float" office:value="8.3993483920948631" table:formula="of:=SQRT(1/3.14) / [.F51]" table:style-name="ce42">
            <text:p>8,40</text:p>
          </table:table-cell>
          <table:table-cell office:value-type="float" office:value="41.996741960474317" table:formula="of:=[.G51]*5" table:style-name="ce44">
            <text:p>41,99674196</text:p>
          </table:table-cell>
          <table:table-cell table:number-columns-repeated="16376"/>
        </table:table-row>
        <table:table-row table:style-name="ro2">
          <table:table-cell office:value-type="string" table:style-name="ce45">
            <text:p>46</text:p>
          </table:table-cell>
          <table:table-cell office:value-type="string" table:style-name="ce45">
            <text:p>Lot</text:p>
          </table:table-cell>
          <table:table-cell office:value-type="string" table:style-name="ce45">
            <text:p>2020</text:p>
          </table:table-cell>
          <table:table-cell office:value-type="float" office:value="94.3" table:style-name="ce46">
            <text:p>94,30</text:p>
          </table:table-cell>
          <table:table-cell office:value-type="float" office:value="33.369999999999997" table:style-name="ce46">
            <text:p>33,37</text:p>
          </table:table-cell>
          <table:table-cell office:value-type="float" office:value="3.1467909999999995E-2" table:formula="of:=([.E52]*[.D52])/100000" table:style-name="ce47">
            <text:p>0,03146791</text:p>
          </table:table-cell>
          <table:table-cell office:value-type="float" office:value="17.933591648860709" table:formula="of:=SQRT(1/3.14) / [.F52]" table:style-name="ce46">
            <text:p>17,93</text:p>
          </table:table-cell>
          <table:table-cell office:value-type="float" office:value="89.667958244303549" table:formula="of:=[.G52]*5" table:style-name="ce48">
            <text:p>89,66795824</text:p>
          </table:table-cell>
          <table:table-cell table:number-columns-repeated="16376"/>
        </table:table-row>
        <table:table-row table:style-name="ro2">
          <table:table-cell office:value-type="string" table:style-name="ce45">
            <text:p>47</text:p>
          </table:table-cell>
          <table:table-cell office:value-type="string" table:style-name="ce45">
            <text:p>Lot-et-Garonne</text:p>
          </table:table-cell>
          <table:table-cell office:value-type="string" table:style-name="ce45">
            <text:p>2020</text:p>
          </table:table-cell>
          <table:table-cell office:value-type="float" office:value="72.3" table:style-name="ce46">
            <text:p>72,30</text:p>
          </table:table-cell>
          <table:table-cell office:value-type="float" office:value="61.79" table:style-name="ce46">
            <text:p>61,79</text:p>
          </table:table-cell>
          <table:table-cell office:value-type="float" office:value="4.4674169999999992E-2" table:formula="of:=([.E53]*[.D53])/100000" table:style-name="ce47">
            <text:p>0,04467417</text:p>
          </table:table-cell>
          <table:table-cell office:value-type="float" office:value="12.632190995000029" table:formula="of:=SQRT(1/3.14) / [.F53]" table:style-name="ce46">
            <text:p>12,63</text:p>
          </table:table-cell>
          <table:table-cell office:value-type="float" office:value="63.160954975000145" table:formula="of:=[.G53]*5" table:style-name="ce48">
            <text:p>63,16095498</text:p>
          </table:table-cell>
          <table:table-cell table:number-columns-repeated="16376"/>
        </table:table-row>
        <table:table-row table:style-name="ro2">
          <table:table-cell office:value-type="string" table:style-name="ce49">
            <text:p>48</text:p>
          </table:table-cell>
          <table:table-cell office:value-type="string" table:style-name="ce49">
            <text:p>Lozère</text:p>
          </table:table-cell>
          <table:table-cell office:value-type="string" table:style-name="ce49">
            <text:p>2020</text:p>
          </table:table-cell>
          <table:table-cell office:value-type="float" office:value="96.7" table:style-name="ce50">
            <text:p>96,70</text:p>
          </table:table-cell>
          <table:table-cell office:value-type="float" office:value="14.83" table:style-name="ce50">
            <text:p>14,83</text:p>
          </table:table-cell>
          <table:table-cell office:value-type="float" office:value="1.4340610000000002E-2" table:formula="of:=([.E54]*[.D54])/100000" table:style-name="ce51">
            <text:p>0,01434061</text:p>
          </table:table-cell>
          <table:table-cell office:value-type="float" office:value="39.352067170301702" table:formula="of:=SQRT(1/3.14) / [.F54]" table:style-name="ce50">
            <text:p>39,35</text:p>
          </table:table-cell>
          <table:table-cell office:value-type="float" office:value="196.7603358515085" table:formula="of:=[.G54]*5" table:style-name="ce52">
            <text:p>196,7603359</text:p>
          </table:table-cell>
          <table:table-cell table:number-columns-repeated="16376"/>
        </table:table-row>
        <table:table-row table:style-name="ro2">
          <table:table-cell office:value-type="string" table:style-name="ce37">
            <text:p>49</text:p>
          </table:table-cell>
          <table:table-cell office:value-type="string" table:style-name="ce37">
            <text:p>Maine-et-Loire</text:p>
          </table:table-cell>
          <table:table-cell office:value-type="string" table:style-name="ce37">
            <text:p>2020</text:p>
          </table:table-cell>
          <table:table-cell office:value-type="float" office:value="95" table:style-name="ce38">
            <text:p>95,00</text:p>
          </table:table-cell>
          <table:table-cell office:value-type="float" office:value="115.14" table:style-name="ce38">
            <text:p>115,14</text:p>
          </table:table-cell>
          <table:table-cell office:value-type="float" office:value="0.10938299999999999" table:formula="of:=([.E55]*[.D55])/100000" table:style-name="ce39">
            <text:p>0,109383</text:p>
          </table:table-cell>
          <table:table-cell office:value-type="float" office:value="5.1592354203404582" table:formula="of:=SQRT(1/3.14) / [.F55]" table:style-name="ce38">
            <text:p>5,16</text:p>
          </table:table-cell>
          <table:table-cell office:value-type="float" office:value="25.796177101702291" table:formula="of:=[.G55]*5" table:style-name="ce40">
            <text:p>25,7961771</text:p>
          </table:table-cell>
          <table:table-cell table:number-columns-repeated="16376"/>
        </table:table-row>
        <table:table-row table:style-name="ro2">
          <table:table-cell office:value-type="string" table:style-name="ce41">
            <text:p>50</text:p>
          </table:table-cell>
          <table:table-cell office:value-type="string" table:style-name="ce41">
            <text:p>Manche</text:p>
          </table:table-cell>
          <table:table-cell office:value-type="string" table:style-name="ce41">
            <text:p>2020</text:p>
          </table:table-cell>
          <table:table-cell office:value-type="float" office:value="75.599999999999994" table:style-name="ce42">
            <text:p>75,60</text:p>
          </table:table-cell>
          <table:table-cell office:value-type="float" office:value="83.18" table:style-name="ce42">
            <text:p>83,18</text:p>
          </table:table-cell>
          <table:table-cell office:value-type="float" office:value="6.2884080000000009E-2" table:formula="of:=([.E56]*[.D56])/100000" table:style-name="ce43">
            <text:p>0,06288408</text:p>
          </table:table-cell>
          <table:table-cell office:value-type="float" office:value="8.9741735584443667" table:formula="of:=SQRT(1/3.14) / [.F56]" table:style-name="ce42">
            <text:p>8,97</text:p>
          </table:table-cell>
          <table:table-cell office:value-type="float" office:value="44.87086779222183" table:formula="of:=[.G56]*5" table:style-name="ce44">
            <text:p>44,87086779</text:p>
          </table:table-cell>
          <table:table-cell table:number-columns-repeated="16376"/>
        </table:table-row>
        <table:table-row table:style-name="ro2">
          <table:table-cell office:value-type="string" table:style-name="ce41">
            <text:p>51</text:p>
          </table:table-cell>
          <table:table-cell office:value-type="string" table:style-name="ce41">
            <text:p>Marne</text:p>
          </table:table-cell>
          <table:table-cell office:value-type="string" table:style-name="ce41">
            <text:p>2020</text:p>
          </table:table-cell>
          <table:table-cell office:value-type="float" office:value="92.7" table:style-name="ce42">
            <text:p>92,70</text:p>
          </table:table-cell>
          <table:table-cell office:value-type="float" office:value="69.39" table:style-name="ce42">
            <text:p>69,39</text:p>
          </table:table-cell>
          <table:table-cell office:value-type="float" office:value="6.4324530000000005E-2" table:formula="of:=([.E57]*[.D57])/100000" table:style-name="ce43">
            <text:p>0,06432453</text:p>
          </table:table-cell>
          <table:table-cell office:value-type="float" office:value="8.7732105929588649" table:formula="of:=SQRT(1/3.14) / [.F57]" table:style-name="ce42">
            <text:p>8,77</text:p>
          </table:table-cell>
          <table:table-cell office:value-type="float" office:value="43.866052964794321" table:formula="of:=[.G57]*5" table:style-name="ce44">
            <text:p>43,86605296</text:p>
          </table:table-cell>
          <table:table-cell table:number-columns-repeated="16376"/>
        </table:table-row>
        <table:table-row table:style-name="ro2">
          <table:table-cell office:value-type="string" table:style-name="ce49">
            <text:p>52</text:p>
          </table:table-cell>
          <table:table-cell office:value-type="string" table:style-name="ce49">
            <text:p>Haute-Marne</text:p>
          </table:table-cell>
          <table:table-cell office:value-type="string" table:style-name="ce49">
            <text:p>2020</text:p>
          </table:table-cell>
          <table:table-cell office:value-type="float" office:value="80.400000000000006" table:style-name="ce50">
            <text:p>80,40</text:p>
          </table:table-cell>
          <table:table-cell office:value-type="float" office:value="27.78" table:style-name="ce50">
            <text:p>27,78</text:p>
          </table:table-cell>
          <table:table-cell office:value-type="float" office:value="2.2335120000000003E-2" table:formula="of:=([.E58]*[.D58])/100000" table:style-name="ce51">
            <text:p>0,02233512</text:p>
          </table:table-cell>
          <table:table-cell office:value-type="float" office:value="25.266604700717984" table:formula="of:=SQRT(1/3.14) / [.F58]" table:style-name="ce50">
            <text:p>25,27</text:p>
          </table:table-cell>
          <table:table-cell office:value-type="float" office:value="126.33302350358991" table:formula="of:=[.G58]*5" table:style-name="ce52">
            <text:p>126,3330235</text:p>
          </table:table-cell>
          <table:table-cell table:number-columns-repeated="16376"/>
        </table:table-row>
        <table:table-row table:style-name="ro2">
          <table:table-cell office:value-type="string" table:style-name="ce45">
            <text:p>53</text:p>
          </table:table-cell>
          <table:table-cell office:value-type="string" table:style-name="ce45">
            <text:p>Mayenne</text:p>
          </table:table-cell>
          <table:table-cell office:value-type="string" table:style-name="ce45">
            <text:p>2020</text:p>
          </table:table-cell>
          <table:table-cell office:value-type="float" office:value="65.099999999999994" table:style-name="ce46">
            <text:p>65,10</text:p>
          </table:table-cell>
          <table:table-cell office:value-type="float" office:value="59.33" table:style-name="ce46">
            <text:p>59,33</text:p>
          </table:table-cell>
          <table:table-cell office:value-type="float" office:value="3.8623829999999991E-2" table:formula="of:=([.E59]*[.D59])/100000" table:style-name="ce47">
            <text:p>0,03862383</text:p>
          </table:table-cell>
          <table:table-cell office:value-type="float" office:value="14.61099657861741" table:formula="of:=SQRT(1/3.14) / [.F59]" table:style-name="ce46">
            <text:p>14,61</text:p>
          </table:table-cell>
          <table:table-cell office:value-type="float" office:value="73.054982893087043" table:formula="of:=[.G59]*5" table:style-name="ce48">
            <text:p>73,05498289</text:p>
          </table:table-cell>
          <table:table-cell table:number-columns-repeated="16376"/>
        </table:table-row>
        <table:table-row table:style-name="ro2">
          <table:table-cell office:value-type="string" table:style-name="ce33">
            <text:p>54</text:p>
          </table:table-cell>
          <table:table-cell office:value-type="string" table:style-name="ce33">
            <text:p>Meurthe-et-Moselle</text:p>
          </table:table-cell>
          <table:table-cell office:value-type="string" table:style-name="ce33">
            <text:p>2020</text:p>
          </table:table-cell>
          <table:table-cell office:value-type="float" office:value="99.1" table:style-name="ce34">
            <text:p>99,10</text:p>
          </table:table-cell>
          <table:table-cell office:value-type="float" office:value="139.87" table:style-name="ce34">
            <text:p>139,87</text:p>
          </table:table-cell>
          <table:table-cell office:value-type="float" office:value="0.13861117000000001" table:formula="of:=([.E60]*[.D60])/100000" table:style-name="ce35">
            <text:p>0,13861117</text:p>
          </table:table-cell>
          <table:table-cell office:value-type="float" office:value="4.0713360112543624" table:formula="of:=SQRT(1/3.14) / [.F60]" table:style-name="ce34">
            <text:p>4,07</text:p>
          </table:table-cell>
          <table:table-cell office:value-type="float" office:value="20.356680056271813" table:formula="of:=[.G60]*5" table:style-name="ce36">
            <text:p>20,35668006</text:p>
          </table:table-cell>
          <table:table-cell table:number-columns-repeated="16376"/>
        </table:table-row>
        <table:table-row table:style-name="ro2">
          <table:table-cell office:value-type="string" table:style-name="ce49">
            <text:p>55</text:p>
          </table:table-cell>
          <table:table-cell office:value-type="string" table:style-name="ce49">
            <text:p>Meuse</text:p>
          </table:table-cell>
          <table:table-cell office:value-type="string" table:style-name="ce49">
            <text:p>2020</text:p>
          </table:table-cell>
          <table:table-cell office:value-type="float" office:value="77.7" table:style-name="ce50">
            <text:p>77,70</text:p>
          </table:table-cell>
          <table:table-cell office:value-type="float" office:value="29.64" table:style-name="ce50">
            <text:p>29,64</text:p>
          </table:table-cell>
          <table:table-cell office:value-type="float" office:value="2.3030280000000004E-2" table:formula="of:=([.E61]*[.D61])/100000" table:style-name="ce51">
            <text:p>0,02303028</text:p>
          </table:table-cell>
          <table:table-cell office:value-type="float" office:value="24.503942113734624" table:formula="of:=SQRT(1/3.14) / [.F61]" table:style-name="ce50">
            <text:p>24,50</text:p>
          </table:table-cell>
          <table:table-cell office:value-type="float" office:value="122.51971056867312" table:formula="of:=[.G61]*5" table:style-name="ce52">
            <text:p>122,5197106</text:p>
          </table:table-cell>
          <table:table-cell table:number-columns-repeated="16376"/>
        </table:table-row>
        <table:table-row table:style-name="ro2">
          <table:table-cell office:value-type="string" table:style-name="ce37">
            <text:p>56</text:p>
          </table:table-cell>
          <table:table-cell office:value-type="string" table:style-name="ce37">
            <text:p>Morbihan</text:p>
          </table:table-cell>
          <table:table-cell office:value-type="string" table:style-name="ce37">
            <text:p>2020</text:p>
          </table:table-cell>
          <table:table-cell office:value-type="float" office:value="96" table:style-name="ce38">
            <text:p>96,00</text:p>
          </table:table-cell>
          <table:table-cell office:value-type="float" office:value="111.35" table:style-name="ce38">
            <text:p>111,35</text:p>
          </table:table-cell>
          <table:table-cell office:value-type="float" office:value="0.10689599999999999" table:formula="of:=([.E62]*[.D62])/100000" table:style-name="ce39">
            <text:p>0,106896</text:p>
          </table:table-cell>
          <table:table-cell office:value-type="float" office:value="5.2792681483226724" table:formula="of:=SQRT(1/3.14) / [.F62]" table:style-name="ce38">
            <text:p>5,28</text:p>
          </table:table-cell>
          <table:table-cell office:value-type="float" office:value="26.396340741613361" table:formula="of:=[.G62]*5" table:style-name="ce40">
            <text:p>26,39634074</text:p>
          </table:table-cell>
          <table:table-cell table:number-columns-repeated="16376"/>
        </table:table-row>
        <table:table-row table:style-name="ro2">
          <table:table-cell office:value-type="string" table:style-name="ce33">
            <text:p>57</text:p>
          </table:table-cell>
          <table:table-cell office:value-type="string" table:style-name="ce33">
            <text:p>Moselle</text:p>
          </table:table-cell>
          <table:table-cell office:value-type="string" table:style-name="ce33">
            <text:p>2020</text:p>
          </table:table-cell>
          <table:table-cell office:value-type="float" office:value="78.8" table:style-name="ce34">
            <text:p>78,80</text:p>
          </table:table-cell>
          <table:table-cell office:value-type="float" office:value="168.36" table:style-name="ce34">
            <text:p>168,36</text:p>
          </table:table-cell>
          <table:table-cell office:value-type="float" office:value="0.13266768000000001" table:formula="of:=([.E63]*[.D63])/100000" table:style-name="ce35">
            <text:p>0,13266768</text:p>
          </table:table-cell>
          <table:table-cell office:value-type="float" office:value="4.2537311874534947" table:formula="of:=SQRT(1/3.14) / [.F63]" table:style-name="ce34">
            <text:p>4,25</text:p>
          </table:table-cell>
          <table:table-cell office:value-type="float" office:value="21.268655937267475" table:formula="of:=[.G63]*5" table:style-name="ce36">
            <text:p>21,26865594</text:p>
          </table:table-cell>
          <table:table-cell table:number-columns-repeated="16376"/>
        </table:table-row>
        <table:table-row table:style-name="ro2">
          <table:table-cell office:value-type="string" table:style-name="ce49">
            <text:p>58</text:p>
          </table:table-cell>
          <table:table-cell office:value-type="string" table:style-name="ce49">
            <text:p>Nièvre</text:p>
          </table:table-cell>
          <table:table-cell office:value-type="string" table:style-name="ce49">
            <text:p>2020</text:p>
          </table:table-cell>
          <table:table-cell office:value-type="float" office:value="72.900000000000006" table:style-name="ce50">
            <text:p>72,90</text:p>
          </table:table-cell>
          <table:table-cell office:value-type="float" office:value="29.99" table:style-name="ce50">
            <text:p>29,99</text:p>
          </table:table-cell>
          <table:table-cell office:value-type="float" office:value="2.186271E-2" table:formula="of:=([.E64]*[.D64])/100000" table:style-name="ce51">
            <text:p>0,02186271</text:p>
          </table:table-cell>
          <table:table-cell office:value-type="float" office:value="25.812566144961" table:formula="of:=SQRT(1/3.14) / [.F64]" table:style-name="ce50">
            <text:p>25,81</text:p>
          </table:table-cell>
          <table:table-cell office:value-type="float" office:value="129.062830724805" table:formula="of:=[.G64]*5" table:style-name="ce52">
            <text:p>129,0628307</text:p>
          </table:table-cell>
          <table:table-cell table:number-columns-repeated="16376"/>
        </table:table-row>
        <table:table-row table:style-name="ro2">
          <table:table-cell office:value-type="string" table:style-name="ce21">
            <text:p>59</text:p>
          </table:table-cell>
          <table:table-cell office:value-type="string" table:style-name="ce21">
            <text:p>Nord</text:p>
          </table:table-cell>
          <table:table-cell office:value-type="string" table:style-name="ce21">
            <text:p>2020</text:p>
          </table:table-cell>
          <table:table-cell office:value-type="float" office:value="96.7" table:style-name="ce22">
            <text:p>96,70</text:p>
          </table:table-cell>
          <table:table-cell office:value-type="float" office:value="454.2" table:style-name="ce22">
            <text:p>454,20</text:p>
          </table:table-cell>
          <table:table-cell office:value-type="float" office:value="0.43921139999999997" table:formula="of:=([.E65]*[.D65])/100000" table:style-name="ce23">
            <text:p>0,4392114</text:p>
          </table:table-cell>
          <table:table-cell office:value-type="float" office:value="1.2848770500563063" table:formula="of:=SQRT(1/3.14) / [.F65]" table:style-name="ce22">
            <text:p>1,28</text:p>
          </table:table-cell>
          <table:table-cell office:value-type="float" office:value="6.4243852502815315" table:formula="of:=[.G65]*5" table:style-name="ce24">
            <text:p>6,42438525</text:p>
          </table:table-cell>
          <table:table-cell table:number-columns-repeated="16376"/>
        </table:table-row>
        <table:table-row table:style-name="ro2">
          <table:table-cell office:value-type="string" table:style-name="ce37">
            <text:p>60</text:p>
          </table:table-cell>
          <table:table-cell office:value-type="string" table:style-name="ce37">
            <text:p>Oise</text:p>
          </table:table-cell>
          <table:table-cell office:value-type="string" table:style-name="ce37">
            <text:p>2020</text:p>
          </table:table-cell>
          <table:table-cell office:value-type="float" office:value="63.6" table:style-name="ce38">
            <text:p>63,60</text:p>
          </table:table-cell>
          <table:table-cell office:value-type="float" office:value="141.53" table:style-name="ce38">
            <text:p>141,53</text:p>
          </table:table-cell>
          <table:table-cell office:value-type="float" office:value="9.0013080000000009E-2" table:formula="of:=([.E66]*[.D66])/100000" table:style-name="ce39">
            <text:p>0,09001308</text:p>
          </table:table-cell>
          <table:table-cell office:value-type="float" office:value="6.2694515950692979" table:formula="of:=SQRT(1/3.14) / [.F66]" table:style-name="ce38">
            <text:p>6,27</text:p>
          </table:table-cell>
          <table:table-cell office:value-type="float" office:value="31.347257975346491" table:formula="of:=[.G66]*5" table:style-name="ce40">
            <text:p>31,34725798</text:p>
          </table:table-cell>
          <table:table-cell table:number-columns-repeated="16376"/>
        </table:table-row>
        <table:table-row table:style-name="ro2">
          <table:table-cell office:value-type="string" table:style-name="ce45">
            <text:p>61</text:p>
          </table:table-cell>
          <table:table-cell office:value-type="string" table:style-name="ce45">
            <text:p>Orne</text:p>
          </table:table-cell>
          <table:table-cell office:value-type="string" table:style-name="ce45">
            <text:p>2020</text:p>
          </table:table-cell>
          <table:table-cell office:value-type="float" office:value="66.8" table:style-name="ce46">
            <text:p>66,80</text:p>
          </table:table-cell>
          <table:table-cell office:value-type="float" office:value="45.87" table:style-name="ce46">
            <text:p>45,87</text:p>
          </table:table-cell>
          <table:table-cell office:value-type="float" office:value="3.0641159999999994E-2" table:formula="of:=([.E67]*[.D67])/100000" table:style-name="ce47">
            <text:p>0,03064116</text:p>
          </table:table-cell>
          <table:table-cell office:value-type="float" office:value="18.417470095228133" table:formula="of:=SQRT(1/3.14) / [.F67]" table:style-name="ce46">
            <text:p>18,42</text:p>
          </table:table-cell>
          <table:table-cell office:value-type="float" office:value="92.087350476140671" table:formula="of:=[.G67]*5" table:style-name="ce48">
            <text:p>92,08735048</text:p>
          </table:table-cell>
          <table:table-cell table:number-columns-repeated="16376"/>
        </table:table-row>
        <table:table-row table:style-name="ro2">
          <table:table-cell office:value-type="string" table:style-name="ce25">
            <text:p>62</text:p>
          </table:table-cell>
          <table:table-cell office:value-type="string" table:style-name="ce25">
            <text:p>Pas-de-Calais</text:p>
          </table:table-cell>
          <table:table-cell office:value-type="string" table:style-name="ce25">
            <text:p>2020</text:p>
          </table:table-cell>
          <table:table-cell office:value-type="float" office:value="86.5" table:style-name="ce26">
            <text:p>86,50</text:p>
          </table:table-cell>
          <table:table-cell office:value-type="float" office:value="219.64" table:style-name="ce26">
            <text:p>219,64</text:p>
          </table:table-cell>
          <table:table-cell office:value-type="float" office:value="0.18998860000000001" table:formula="of:=([.E68]*[.D68])/100000" table:style-name="ce27">
            <text:p>0,1899886</text:p>
          </table:table-cell>
          <table:table-cell office:value-type="float" office:value="2.9703500524931514" table:formula="of:=SQRT(1/3.14) / [.F68]" table:style-name="ce26">
            <text:p>2,97</text:p>
          </table:table-cell>
          <table:table-cell office:value-type="float" office:value="14.851750262465757" table:formula="of:=[.G68]*5" table:style-name="ce28">
            <text:p>14,85175026</text:p>
          </table:table-cell>
          <table:table-cell table:number-columns-repeated="16376"/>
        </table:table-row>
        <table:table-row table:style-name="ro2">
          <table:table-cell office:value-type="string" table:style-name="ce37">
            <text:p>63</text:p>
          </table:table-cell>
          <table:table-cell office:value-type="string" table:style-name="ce37">
            <text:p>Puy-de-Dôme</text:p>
          </table:table-cell>
          <table:table-cell office:value-type="string" table:style-name="ce37">
            <text:p>2020</text:p>
          </table:table-cell>
          <table:table-cell office:value-type="float" office:value="97.9" table:style-name="ce38">
            <text:p>97,90</text:p>
          </table:table-cell>
          <table:table-cell office:value-type="float" office:value="83.08" table:style-name="ce38">
            <text:p>83,08</text:p>
          </table:table-cell>
          <table:table-cell office:value-type="float" office:value="8.1335320000000003E-2" table:formula="of:=([.E69]*[.D69])/100000" table:style-name="ce39">
            <text:p>0,08133532</text:p>
          </table:table-cell>
          <table:table-cell office:value-type="float" office:value="6.9383466860780816" table:formula="of:=SQRT(1/3.14) / [.F69]" table:style-name="ce38">
            <text:p>6,94</text:p>
          </table:table-cell>
          <table:table-cell office:value-type="float" office:value="34.691733430390407" table:formula="of:=[.G69]*5" table:style-name="ce40">
            <text:p>34,69173343</text:p>
          </table:table-cell>
          <table:table-cell table:number-columns-repeated="16376"/>
        </table:table-row>
        <table:table-row table:style-name="ro2">
          <table:table-cell office:value-type="string" table:style-name="ce37">
            <text:p>64</text:p>
          </table:table-cell>
          <table:table-cell office:value-type="string" table:style-name="ce37">
            <text:p>Pyrénées-Atlantiques</text:p>
          </table:table-cell>
          <table:table-cell office:value-type="string" table:style-name="ce37">
            <text:p>2020</text:p>
          </table:table-cell>
          <table:table-cell office:value-type="float" office:value="107.8" table:style-name="ce38">
            <text:p>107,80</text:p>
          </table:table-cell>
          <table:table-cell office:value-type="float" office:value="89.29" table:style-name="ce38">
            <text:p>89,29</text:p>
          </table:table-cell>
          <table:table-cell office:value-type="float" office:value="9.6254619999999999E-2" table:formula="of:=([.E70]*[.D70])/100000" table:style-name="ce39">
            <text:p>0,09625462</text:p>
          </table:table-cell>
          <table:table-cell office:value-type="float" office:value="5.8629149227652695" table:formula="of:=SQRT(1/3.14) / [.F70]" table:style-name="ce38">
            <text:p>5,86</text:p>
          </table:table-cell>
          <table:table-cell office:value-type="float" office:value="29.314574613826348" table:formula="of:=[.G70]*5" table:style-name="ce40">
            <text:p>29,31457461</text:p>
          </table:table-cell>
          <table:table-cell table:number-columns-repeated="16376"/>
        </table:table-row>
        <table:table-row table:style-name="ro2">
          <table:table-cell office:value-type="string" table:style-name="ce41">
            <text:p>65</text:p>
          </table:table-cell>
          <table:table-cell office:value-type="string" table:style-name="ce41">
            <text:p>Hautes-Pyrénées</text:p>
          </table:table-cell>
          <table:table-cell office:value-type="string" table:style-name="ce41">
            <text:p>2020</text:p>
          </table:table-cell>
          <table:table-cell office:value-type="float" office:value="100.8" table:style-name="ce42">
            <text:p>100,80</text:p>
          </table:table-cell>
          <table:table-cell office:value-type="float" office:value="51.43" table:style-name="ce42">
            <text:p>51,43</text:p>
          </table:table-cell>
          <table:table-cell office:value-type="float" office:value="5.1841440000000003E-2" table:formula="of:=([.E71]*[.D71])/100000" table:style-name="ce43">
            <text:p>0,05184144</text:p>
          </table:table-cell>
          <table:table-cell office:value-type="float" office:value="10.885744068511606" table:formula="of:=SQRT(1/3.14) / [.F71]" table:style-name="ce42">
            <text:p>10,89</text:p>
          </table:table-cell>
          <table:table-cell office:value-type="float" office:value="54.42872034255803" table:formula="of:=[.G71]*5" table:style-name="ce44">
            <text:p>54,42872034</text:p>
          </table:table-cell>
          <table:table-cell table:number-columns-repeated="16376"/>
        </table:table-row>
        <table:table-row table:style-name="ro2">
          <table:table-cell office:value-type="string" table:style-name="ce33">
            <text:p>66</text:p>
          </table:table-cell>
          <table:table-cell office:value-type="string" table:style-name="ce33">
            <text:p>Pyrénées-Orientales</text:p>
          </table:table-cell>
          <table:table-cell office:value-type="string" table:style-name="ce33">
            <text:p>2020</text:p>
          </table:table-cell>
          <table:table-cell office:value-type="float" office:value="117.8" table:style-name="ce34">
            <text:p>117,80</text:p>
          </table:table-cell>
          <table:table-cell office:value-type="float" office:value="116.61" table:style-name="ce34">
            <text:p>116,61</text:p>
          </table:table-cell>
          <table:table-cell office:value-type="float" office:value="0.13736657999999999" table:formula="of:=([.E72]*[.D72])/100000" table:style-name="ce35">
            <text:p>0,13736658</text:p>
          </table:table-cell>
          <table:table-cell office:value-type="float" office:value="4.1082237614352808" table:formula="of:=SQRT(1/3.14) / [.F72]" table:style-name="ce34">
            <text:p>4,11</text:p>
          </table:table-cell>
          <table:table-cell office:value-type="float" office:value="20.541118807176403" table:formula="of:=[.G72]*5" table:style-name="ce36">
            <text:p>20,54111881</text:p>
          </table:table-cell>
          <table:table-cell table:number-columns-repeated="16376"/>
        </table:table-row>
        <table:table-row table:style-name="ro2">
          <table:table-cell office:value-type="string" table:style-name="ce25">
            <text:p>67</text:p>
          </table:table-cell>
          <table:table-cell office:value-type="string" table:style-name="ce25">
            <text:p>Bas-Rhin</text:p>
          </table:table-cell>
          <table:table-cell office:value-type="string" table:style-name="ce25">
            <text:p>2020</text:p>
          </table:table-cell>
          <table:table-cell office:value-type="float" office:value="111.9" table:style-name="ce26">
            <text:p>111,90</text:p>
          </table:table-cell>
          <table:table-cell office:value-type="float" office:value="239.76" table:style-name="ce26">
            <text:p>239,76</text:p>
          </table:table-cell>
          <table:table-cell office:value-type="float" office:value="0.26829143999999999" table:formula="of:=([.E73]*[.D73])/100000" table:style-name="ce27">
            <text:p>0,26829144</text:p>
          </table:table-cell>
          <table:table-cell office:value-type="float" office:value="2.1034314325611745" table:formula="of:=SQRT(1/3.14) / [.F73]" table:style-name="ce26">
            <text:p>2,10</text:p>
          </table:table-cell>
          <table:table-cell office:value-type="float" office:value="10.517157162805873" table:formula="of:=[.G73]*5" table:style-name="ce28">
            <text:p>10,51715716</text:p>
          </table:table-cell>
          <table:table-cell table:number-columns-repeated="16376"/>
        </table:table-row>
        <table:table-row table:style-name="ro2">
          <table:table-cell office:value-type="string" table:style-name="ce29">
            <text:p>68</text:p>
          </table:table-cell>
          <table:table-cell office:value-type="string" table:style-name="ce29">
            <text:p>Haut-Rhin</text:p>
          </table:table-cell>
          <table:table-cell office:value-type="string" table:style-name="ce29">
            <text:p>2020</text:p>
          </table:table-cell>
          <table:table-cell office:value-type="float" office:value="82.2" table:style-name="ce30">
            <text:p>82,20</text:p>
          </table:table-cell>
          <table:table-cell office:value-type="float" office:value="217.6" table:style-name="ce30">
            <text:p>217,60</text:p>
          </table:table-cell>
          <table:table-cell office:value-type="float" office:value="0.1788672" table:formula="of:=([.E74]*[.D74])/100000" table:style-name="ce31">
            <text:p>0,1788672</text:p>
          </table:table-cell>
          <table:table-cell office:value-type="float" office:value="3.1550370776928376" table:formula="of:=SQRT(1/3.14) / [.F74]" table:style-name="ce30">
            <text:p>3,16</text:p>
          </table:table-cell>
          <table:table-cell office:value-type="float" office:value="15.775185388464187" table:formula="of:=[.G74]*5" table:style-name="ce32">
            <text:p>15,77518539</text:p>
          </table:table-cell>
          <table:table-cell table:number-columns-repeated="16376"/>
        </table:table-row>
        <table:table-row table:style-name="ro2">
          <table:table-cell office:value-type="string" table:style-name="ce21">
            <text:p>69</text:p>
          </table:table-cell>
          <table:table-cell office:value-type="string" table:style-name="ce21">
            <text:p>Rhône</text:p>
          </table:table-cell>
          <table:table-cell office:value-type="string" table:style-name="ce21">
            <text:p>2020</text:p>
          </table:table-cell>
          <table:table-cell office:value-type="float" office:value="99.1" table:style-name="ce22">
            <text:p>99,10</text:p>
          </table:table-cell>
          <table:table-cell office:value-type="float" office:value="577.30999999999995" table:style-name="ce22">
            <text:p>577,31</text:p>
          </table:table-cell>
          <table:table-cell office:value-type="float" office:value="0.57211420999999996" table:formula="of:=([.E75]*[.D75])/100000" table:style-name="ce23">
            <text:p>0,57211421</text:p>
          </table:table-cell>
          <table:table-cell office:value-type="float" office:value="0.98639858636460087" table:formula="of:=SQRT(1/3.14) / [.F75]" table:style-name="ce22">
            <text:p>0,99</text:p>
          </table:table-cell>
          <table:table-cell office:value-type="float" office:value="4.9319929318230047" table:formula="of:=[.G75]*5" table:style-name="ce24">
            <text:p>4,931992932</text:p>
          </table:table-cell>
          <table:table-cell table:number-columns-repeated="16376"/>
        </table:table-row>
        <table:table-row table:style-name="ro2">
          <table:table-cell office:value-type="string" table:style-name="ce45">
            <text:p>70</text:p>
          </table:table-cell>
          <table:table-cell office:value-type="string" table:style-name="ce45">
            <text:p>Haute-Saône</text:p>
          </table:table-cell>
          <table:table-cell office:value-type="string" table:style-name="ce45">
            <text:p>2020</text:p>
          </table:table-cell>
          <table:table-cell office:value-type="float" office:value="82.6" table:style-name="ce46">
            <text:p>82,60</text:p>
          </table:table-cell>
          <table:table-cell office:value-type="float" office:value="43.9" table:style-name="ce46">
            <text:p>43,90</text:p>
          </table:table-cell>
          <table:table-cell office:value-type="float" office:value="3.6261399999999992E-2" table:formula="of:=([.E76]*[.D76])/100000" table:style-name="ce47">
            <text:p>0,0362614</text:p>
          </table:table-cell>
          <table:table-cell office:value-type="float" office:value="15.56290292109793" table:formula="of:=SQRT(1/3.14) / [.F76]" table:style-name="ce46">
            <text:p>15,56</text:p>
          </table:table-cell>
          <table:table-cell office:value-type="float" office:value="77.814514605489649" table:formula="of:=[.G76]*5" table:style-name="ce48">
            <text:p>77,81451461</text:p>
          </table:table-cell>
          <table:table-cell table:number-columns-repeated="16376"/>
        </table:table-row>
        <table:table-row table:style-name="ro2">
          <table:table-cell office:value-type="string" table:style-name="ce45">
            <text:p>71</text:p>
          </table:table-cell>
          <table:table-cell office:value-type="string" table:style-name="ce45">
            <text:p>Saône-et-Loire</text:p>
          </table:table-cell>
          <table:table-cell office:value-type="string" table:style-name="ce45">
            <text:p>2020</text:p>
          </table:table-cell>
          <table:table-cell office:value-type="float" office:value="72.099999999999994" table:style-name="ce46">
            <text:p>72,10</text:p>
          </table:table-cell>
          <table:table-cell office:value-type="float" office:value="64.319999999999993" table:style-name="ce46">
            <text:p>64,32</text:p>
          </table:table-cell>
          <table:table-cell office:value-type="float" office:value="4.6374719999999987E-2" table:formula="of:=([.E77]*[.D77])/100000" table:style-name="ce47">
            <text:p>0,04637472</text:p>
          </table:table-cell>
          <table:table-cell office:value-type="float" office:value="12.168971542752182" table:formula="of:=SQRT(1/3.14) / [.F77]" table:style-name="ce46">
            <text:p>12,17</text:p>
          </table:table-cell>
          <table:table-cell office:value-type="float" office:value="60.844857713760909" table:formula="of:=[.G77]*5" table:style-name="ce48">
            <text:p>60,84485771</text:p>
          </table:table-cell>
          <table:table-cell table:number-columns-repeated="16376"/>
        </table:table-row>
        <table:table-row table:style-name="ro2">
          <table:table-cell office:value-type="string" table:style-name="ce41">
            <text:p>72</text:p>
          </table:table-cell>
          <table:table-cell office:value-type="string" table:style-name="ce41">
            <text:p>Sarthe</text:p>
          </table:table-cell>
          <table:table-cell office:value-type="string" table:style-name="ce41">
            <text:p>2020</text:p>
          </table:table-cell>
          <table:table-cell office:value-type="float" office:value="62.2" table:style-name="ce42">
            <text:p>62,20</text:p>
          </table:table-cell>
          <table:table-cell office:value-type="float" office:value="91.27" table:style-name="ce42">
            <text:p>91,27</text:p>
          </table:table-cell>
          <table:table-cell office:value-type="float" office:value="5.6769939999999998E-2" table:formula="of:=([.E78]*[.D78])/100000" table:style-name="ce43">
            <text:p>0,05676994</text:p>
          </table:table-cell>
          <table:table-cell office:value-type="float" office:value="9.9406948110760798" table:formula="of:=SQRT(1/3.14) / [.F78]" table:style-name="ce42">
            <text:p>9,94</text:p>
          </table:table-cell>
          <table:table-cell office:value-type="float" office:value="49.703474055380397" table:formula="of:=[.G78]*5" table:style-name="ce44">
            <text:p>49,70347406</text:p>
          </table:table-cell>
          <table:table-cell table:number-columns-repeated="16376"/>
        </table:table-row>
        <table:table-row table:style-name="ro2">
          <table:table-cell office:value-type="string" table:style-name="ce37">
            <text:p>73</text:p>
          </table:table-cell>
          <table:table-cell office:value-type="string" table:style-name="ce37">
            <text:p>Savoie</text:p>
          </table:table-cell>
          <table:table-cell office:value-type="string" table:style-name="ce37">
            <text:p>2020</text:p>
          </table:table-cell>
          <table:table-cell office:value-type="float" office:value="113.2" table:style-name="ce38">
            <text:p>113,20</text:p>
          </table:table-cell>
          <table:table-cell office:value-type="float" office:value="72.400000000000006" table:style-name="ce38">
            <text:p>72,40</text:p>
          </table:table-cell>
          <table:table-cell office:value-type="float" office:value="8.1956799999999996E-2" table:formula="of:=([.E79]*[.D79])/100000" table:style-name="ce39">
            <text:p>0,0819568</text:p>
          </table:table-cell>
          <table:table-cell office:value-type="float" office:value="6.8857330689229004" table:formula="of:=SQRT(1/3.14) / [.F79]" table:style-name="ce38">
            <text:p>6,89</text:p>
          </table:table-cell>
          <table:table-cell office:value-type="float" office:value="34.428665344614501" table:formula="of:=[.G79]*5" table:style-name="ce40">
            <text:p>34,42866534</text:p>
          </table:table-cell>
          <table:table-cell table:number-columns-repeated="16376"/>
        </table:table-row>
        <table:table-row table:style-name="ro2">
          <table:table-cell office:value-type="string" table:style-name="ce29">
            <text:p>74</text:p>
          </table:table-cell>
          <table:table-cell office:value-type="string" table:style-name="ce29">
            <text:p>Haute-Savoie</text:p>
          </table:table-cell>
          <table:table-cell office:value-type="string" table:style-name="ce29">
            <text:p>2020</text:p>
          </table:table-cell>
          <table:table-cell office:value-type="float" office:value="95.6" table:style-name="ce30">
            <text:p>95,60</text:p>
          </table:table-cell>
          <table:table-cell office:value-type="float" office:value="188.27" table:style-name="ce30">
            <text:p>188,27</text:p>
          </table:table-cell>
          <table:table-cell office:value-type="float" office:value="0.17998612" table:formula="of:=([.E80]*[.D80])/100000" table:style-name="ce31">
            <text:p>0,17998612</text:p>
          </table:table-cell>
          <table:table-cell office:value-type="float" office:value="3.1354231536470722" table:formula="of:=SQRT(1/3.14) / [.F80]" table:style-name="ce30">
            <text:p>3,14</text:p>
          </table:table-cell>
          <table:table-cell office:value-type="float" office:value="15.67711576823536" table:formula="of:=[.G80]*5" table:style-name="ce32">
            <text:p>15,67711577</text:p>
          </table:table-cell>
          <table:table-cell table:number-columns-repeated="16376"/>
        </table:table-row>
        <table:table-row table:style-name="ro2">
          <table:table-cell office:value-type="string" table:style-name="ce17">
            <text:p>75</text:p>
          </table:table-cell>
          <table:table-cell office:value-type="string" table:style-name="ce17">
            <text:p>Paris</text:p>
          </table:table-cell>
          <table:table-cell office:value-type="string" table:style-name="ce17">
            <text:p>2020</text:p>
          </table:table-cell>
          <table:table-cell office:value-type="float" office:value="115.6" table:style-name="ce18">
            <text:p>115,60</text:p>
          </table:table-cell>
          <table:table-cell office:value-type="float" office:value="20544.810000000001" table:style-name="ce18">
            <text:p>20544,81</text:p>
          </table:table-cell>
          <table:table-cell office:value-type="float" office:value="23.749800359999998" table:formula="of:=([.E81]*[.D81])/100000" table:style-name="ce19">
            <text:p>23,74980036</text:p>
          </table:table-cell>
          <table:table-cell office:value-type="float" office:value="2.3761574389213114E-2" table:formula="of:=SQRT(1/3.14) / [.F81]" table:style-name="ce18">
            <text:p>0,02</text:p>
          </table:table-cell>
          <table:table-cell office:value-type="float" office:value="0.11880787194606557" table:formula="of:=[.G81]*5" table:style-name="ce20">
            <text:p>0,118807872</text:p>
          </table:table-cell>
          <table:table-cell table:number-columns-repeated="16376"/>
        </table:table-row>
        <table:table-row table:style-name="ro2">
          <table:table-cell office:value-type="string" table:style-name="ce29">
            <text:p>76</text:p>
          </table:table-cell>
          <table:table-cell office:value-type="string" table:style-name="ce29">
            <text:p>Seine-Maritime</text:p>
          </table:table-cell>
          <table:table-cell office:value-type="string" table:style-name="ce29">
            <text:p>2020</text:p>
          </table:table-cell>
          <table:table-cell office:value-type="float" office:value="92" table:style-name="ce30">
            <text:p>92,00</text:p>
          </table:table-cell>
          <table:table-cell office:value-type="float" office:value="200.02" table:style-name="ce30">
            <text:p>200,02</text:p>
          </table:table-cell>
          <table:table-cell office:value-type="float" office:value="0.1840184" table:formula="of:=([.E82]*[.D82])/100000" table:style-name="ce31">
            <text:p>0,1840184</text:p>
          </table:table-cell>
          <table:table-cell office:value-type="float" office:value="3.0667185889188273" table:formula="of:=SQRT(1/3.14) / [.F82]" table:style-name="ce30">
            <text:p>3,07</text:p>
          </table:table-cell>
          <table:table-cell office:value-type="float" office:value="15.333592944594137" table:formula="of:=[.G82]*5" table:style-name="ce32">
            <text:p>15,33359294</text:p>
          </table:table-cell>
          <table:table-cell table:number-columns-repeated="16376"/>
        </table:table-row>
        <table:table-row table:style-name="ro2">
          <table:table-cell office:value-type="string" table:style-name="ce29">
            <text:p>77</text:p>
          </table:table-cell>
          <table:table-cell office:value-type="string" table:style-name="ce29">
            <text:p>Seine-et-Marne</text:p>
          </table:table-cell>
          <table:table-cell office:value-type="string" table:style-name="ce29">
            <text:p>2020</text:p>
          </table:table-cell>
          <table:table-cell office:value-type="float" office:value="70" table:style-name="ce30">
            <text:p>70,00</text:p>
          </table:table-cell>
          <table:table-cell office:value-type="float" office:value="240.26" table:style-name="ce30">
            <text:p>240,26</text:p>
          </table:table-cell>
          <table:table-cell office:value-type="float" office:value="0.168182" table:formula="of:=([.E83]*[.D83])/100000" table:style-name="ce31">
            <text:p>0,168182</text:p>
          </table:table-cell>
          <table:table-cell office:value-type="float" office:value="3.3554877928856857" table:formula="of:=SQRT(1/3.14) / [.F83]" table:style-name="ce30">
            <text:p>3,36</text:p>
          </table:table-cell>
          <table:table-cell office:value-type="float" office:value="16.777438964428427" table:formula="of:=[.G83]*5" table:style-name="ce32">
            <text:p>16,77743896</text:p>
          </table:table-cell>
          <table:table-cell table:number-columns-repeated="16376"/>
        </table:table-row>
        <table:table-row table:style-name="ro2">
          <table:table-cell office:value-type="string" table:style-name="ce21">
            <text:p>78</text:p>
          </table:table-cell>
          <table:table-cell office:value-type="string" table:style-name="ce21">
            <text:p>Yvelines</text:p>
          </table:table-cell>
          <table:table-cell office:value-type="string" table:style-name="ce21">
            <text:p>2020</text:p>
          </table:table-cell>
          <table:table-cell office:value-type="float" office:value="71.2" table:style-name="ce22">
            <text:p>71,20</text:p>
          </table:table-cell>
          <table:table-cell office:value-type="float" office:value="633.95000000000005" table:style-name="ce22">
            <text:p>633,95</text:p>
          </table:table-cell>
          <table:table-cell office:value-type="float" office:value="0.45137240000000006" table:formula="of:=([.E84]*[.D84])/100000" table:style-name="ce23">
            <text:p>0,4513724</text:p>
          </table:table-cell>
          <table:table-cell office:value-type="float" office:value="1.2502595373201824" table:formula="of:=SQRT(1/3.14) / [.F84]" table:style-name="ce22">
            <text:p>1,25</text:p>
          </table:table-cell>
          <table:table-cell office:value-type="float" office:value="6.2512976866009122" table:formula="of:=[.G84]*5" table:style-name="ce24">
            <text:p>6,251297687</text:p>
          </table:table-cell>
          <table:table-cell table:number-columns-repeated="16376"/>
        </table:table-row>
        <table:table-row table:style-name="ro2">
          <table:table-cell office:value-type="string" table:style-name="ce45">
            <text:p>79</text:p>
          </table:table-cell>
          <table:table-cell office:value-type="string" table:style-name="ce45">
            <text:p>Deux-Sèvres</text:p>
          </table:table-cell>
          <table:table-cell office:value-type="string" table:style-name="ce45">
            <text:p>2020</text:p>
          </table:table-cell>
          <table:table-cell office:value-type="float" office:value="74.400000000000006" table:style-name="ce46">
            <text:p>74,40</text:p>
          </table:table-cell>
          <table:table-cell office:value-type="float" office:value="62.49" table:style-name="ce46">
            <text:p>62,49</text:p>
          </table:table-cell>
          <table:table-cell office:value-type="float" office:value="4.6492560000000002E-2" table:formula="of:=([.E85]*[.D85])/100000" table:style-name="ce47">
            <text:p>0,04649256</text:p>
          </table:table-cell>
          <table:table-cell office:value-type="float" office:value="12.138128078623769" table:formula="of:=SQRT(1/3.14) / [.F85]" table:style-name="ce46">
            <text:p>12,14</text:p>
          </table:table-cell>
          <table:table-cell office:value-type="float" office:value="60.690640393118841" table:formula="of:=[.G85]*5" table:style-name="ce48">
            <text:p>60,69064039</text:p>
          </table:table-cell>
          <table:table-cell table:number-columns-repeated="16376"/>
        </table:table-row>
        <table:table-row table:style-name="ro2">
          <table:table-cell office:value-type="string" table:style-name="ce37">
            <text:p>80</text:p>
          </table:table-cell>
          <table:table-cell office:value-type="string" table:style-name="ce37">
            <text:p>Somme</text:p>
          </table:table-cell>
          <table:table-cell office:value-type="string" table:style-name="ce37">
            <text:p>2020</text:p>
          </table:table-cell>
          <table:table-cell office:value-type="float" office:value="98.3" table:style-name="ce38">
            <text:p>98,30</text:p>
          </table:table-cell>
          <table:table-cell office:value-type="float" office:value="92.47" table:style-name="ce38">
            <text:p>92,47</text:p>
          </table:table-cell>
          <table:table-cell office:value-type="float" office:value="9.0898010000000001E-2" table:formula="of:=([.E86]*[.D86])/100000" table:style-name="ce39">
            <text:p>0,09089801</text:p>
          </table:table-cell>
          <table:table-cell office:value-type="float" office:value="6.2084158716246964" table:formula="of:=SQRT(1/3.14) / [.F86]" table:style-name="ce38">
            <text:p>6,21</text:p>
          </table:table-cell>
          <table:table-cell office:value-type="float" office:value="31.04207935812348" table:formula="of:=[.G86]*5" table:style-name="ce40">
            <text:p>31,04207936</text:p>
          </table:table-cell>
          <table:table-cell table:number-columns-repeated="16376"/>
        </table:table-row>
        <table:table-row table:style-name="ro2">
          <table:table-cell office:value-type="string" table:style-name="ce41">
            <text:p>81</text:p>
          </table:table-cell>
          <table:table-cell office:value-type="string" table:style-name="ce41">
            <text:p>Tarn</text:p>
          </table:table-cell>
          <table:table-cell office:value-type="string" table:style-name="ce41">
            <text:p>2020</text:p>
          </table:table-cell>
          <table:table-cell office:value-type="float" office:value="89.6" table:style-name="ce42">
            <text:p>89,60</text:p>
          </table:table-cell>
          <table:table-cell office:value-type="float" office:value="67.709999999999994" table:style-name="ce42">
            <text:p>67,71</text:p>
          </table:table-cell>
          <table:table-cell office:value-type="float" office:value="6.0668159999999992E-2" table:formula="of:=([.E87]*[.D87])/100000" table:style-name="ce43">
            <text:p>0,06066816</text:p>
          </table:table-cell>
          <table:table-cell office:value-type="float" office:value="9.3019575339535674" table:formula="of:=SQRT(1/3.14) / [.F87]" table:style-name="ce42">
            <text:p>9,30</text:p>
          </table:table-cell>
          <table:table-cell office:value-type="float" office:value="46.509787669767839" table:formula="of:=[.G87]*5" table:style-name="ce44">
            <text:p>46,50978767</text:p>
          </table:table-cell>
          <table:table-cell table:number-columns-repeated="16376"/>
        </table:table-row>
        <table:table-row table:style-name="ro2">
          <table:table-cell office:value-type="string" table:style-name="ce41">
            <text:p>82</text:p>
          </table:table-cell>
          <table:table-cell office:value-type="string" table:style-name="ce41">
            <text:p>Tarn-et-Garonne</text:p>
          </table:table-cell>
          <table:table-cell office:value-type="string" table:style-name="ce41">
            <text:p>2020</text:p>
          </table:table-cell>
          <table:table-cell office:value-type="float" office:value="89.1" table:style-name="ce42">
            <text:p>89,10</text:p>
          </table:table-cell>
          <table:table-cell office:value-type="float" office:value="70.099999999999994" table:style-name="ce42">
            <text:p>70,10</text:p>
          </table:table-cell>
          <table:table-cell office:value-type="float" office:value="6.245909999999999E-2" table:formula="of:=([.E88]*[.D88])/100000" table:style-name="ce43">
            <text:p>0,0624591</text:p>
          </table:table-cell>
          <table:table-cell office:value-type="float" office:value="9.035235025530314" table:formula="of:=SQRT(1/3.14) / [.F88]" table:style-name="ce42">
            <text:p>9,04</text:p>
          </table:table-cell>
          <table:table-cell office:value-type="float" office:value="45.176175127651568" table:formula="of:=[.G88]*5" table:style-name="ce44">
            <text:p>45,17617513</text:p>
          </table:table-cell>
          <table:table-cell table:number-columns-repeated="16376"/>
        </table:table-row>
        <table:table-row table:style-name="ro2">
          <table:table-cell office:value-type="string" table:style-name="ce25">
            <text:p>83</text:p>
          </table:table-cell>
          <table:table-cell office:value-type="string" table:style-name="ce25">
            <text:p>Var</text:p>
          </table:table-cell>
          <table:table-cell office:value-type="string" table:style-name="ce25">
            <text:p>2020</text:p>
          </table:table-cell>
          <table:table-cell office:value-type="float" office:value="107.8" table:style-name="ce26">
            <text:p>107,80</text:p>
          </table:table-cell>
          <table:table-cell office:value-type="float" office:value="180.28" table:style-name="ce26">
            <text:p>180,28</text:p>
          </table:table-cell>
          <table:table-cell office:value-type="float" office:value="0.19434184000000002" table:formula="of:=([.E89]*[.D89])/100000" table:style-name="ce27">
            <text:p>0,19434184</text:p>
          </table:table-cell>
          <table:table-cell office:value-type="float" office:value="2.9038144744492502" table:formula="of:=SQRT(1/3.14) / [.F89]" table:style-name="ce26">
            <text:p>2,90</text:p>
          </table:table-cell>
          <table:table-cell office:value-type="float" office:value="14.519072372246251" table:formula="of:=[.G89]*5" table:style-name="ce28">
            <text:p>14,51907237</text:p>
          </table:table-cell>
          <table:table-cell table:number-columns-repeated="16376"/>
        </table:table-row>
        <table:table-row table:style-name="ro2">
          <table:table-cell office:value-type="string" table:style-name="ce29">
            <text:p>84</text:p>
          </table:table-cell>
          <table:table-cell office:value-type="string" table:style-name="ce29">
            <text:p>Vaucluse</text:p>
          </table:table-cell>
          <table:table-cell office:value-type="string" table:style-name="ce29">
            <text:p>2020</text:p>
          </table:table-cell>
          <table:table-cell office:value-type="float" office:value="92.5" table:style-name="ce30">
            <text:p>92,50</text:p>
          </table:table-cell>
          <table:table-cell office:value-type="float" office:value="157.4" table:style-name="ce30">
            <text:p>157,40</text:p>
          </table:table-cell>
          <table:table-cell office:value-type="float" office:value="0.145595" table:formula="of:=([.E90]*[.D90])/100000" table:style-name="ce31">
            <text:p>0,145595</text:p>
          </table:table-cell>
          <table:table-cell office:value-type="float" office:value="3.8760441497517109" table:formula="of:=SQRT(1/3.14) / [.F90]" table:style-name="ce30">
            <text:p>3,88</text:p>
          </table:table-cell>
          <table:table-cell office:value-type="float" office:value="19.380220748758553" table:formula="of:=[.G90]*5" table:style-name="ce32">
            <text:p>19,38022075</text:p>
          </table:table-cell>
          <table:table-cell table:number-columns-repeated="16376"/>
        </table:table-row>
        <table:table-row table:style-name="ro2">
          <table:table-cell office:value-type="string" table:style-name="ce37">
            <text:p>85</text:p>
          </table:table-cell>
          <table:table-cell office:value-type="string" table:style-name="ce37">
            <text:p>Vendée</text:p>
          </table:table-cell>
          <table:table-cell office:value-type="string" table:style-name="ce37">
            <text:p>2020</text:p>
          </table:table-cell>
          <table:table-cell office:value-type="float" office:value="69.900000000000006" table:style-name="ce38">
            <text:p>69,90</text:p>
          </table:table-cell>
          <table:table-cell office:value-type="float" office:value="102.01" table:style-name="ce38">
            <text:p>102,01</text:p>
          </table:table-cell>
          <table:table-cell office:value-type="float" office:value="7.1304990000000013E-2" table:formula="of:=([.E91]*[.D91])/100000" table:style-name="ce39">
            <text:p>0,07130499</text:p>
          </table:table-cell>
          <table:table-cell office:value-type="float" office:value="7.9143500052815412" table:formula="of:=SQRT(1/3.14) / [.F91]" table:style-name="ce38">
            <text:p>7,91</text:p>
          </table:table-cell>
          <table:table-cell office:value-type="float" office:value="39.571750026407706" table:formula="of:=[.G91]*5" table:style-name="ce40">
            <text:p>39,57175003</text:p>
          </table:table-cell>
          <table:table-cell table:number-columns-repeated="16376"/>
        </table:table-row>
        <table:table-row table:style-name="ro2">
          <table:table-cell office:value-type="string" table:style-name="ce41">
            <text:p>86</text:p>
          </table:table-cell>
          <table:table-cell office:value-type="string" table:style-name="ce41">
            <text:p>Vienne</text:p>
          </table:table-cell>
          <table:table-cell office:value-type="string" table:style-name="ce41">
            <text:p>2020</text:p>
          </table:table-cell>
          <table:table-cell office:value-type="float" office:value="96" table:style-name="ce42">
            <text:p>96,00</text:p>
          </table:table-cell>
          <table:table-cell office:value-type="float" office:value="62.72" table:style-name="ce42">
            <text:p>62,72</text:p>
          </table:table-cell>
          <table:table-cell office:value-type="float" office:value="6.0211199999999999E-2" table:formula="of:=([.E92]*[.D92])/100000" table:style-name="ce43">
            <text:p>0,0602112</text:p>
          </table:table-cell>
          <table:table-cell office:value-type="float" office:value="9.3725527473808921" table:formula="of:=SQRT(1/3.14) / [.F92]" table:style-name="ce42">
            <text:p>9,37</text:p>
          </table:table-cell>
          <table:table-cell office:value-type="float" office:value="46.862763736904462" table:formula="of:=[.G92]*5" table:style-name="ce44">
            <text:p>46,86276374</text:p>
          </table:table-cell>
          <table:table-cell table:number-columns-repeated="16376"/>
        </table:table-row>
        <table:table-row table:style-name="ro2">
          <table:table-cell office:value-type="string" table:style-name="ce37">
            <text:p>87</text:p>
          </table:table-cell>
          <table:table-cell office:value-type="string" table:style-name="ce37">
            <text:p>Haute-Vienne</text:p>
          </table:table-cell>
          <table:table-cell office:value-type="string" table:style-name="ce37">
            <text:p>2020</text:p>
          </table:table-cell>
          <table:table-cell office:value-type="float" office:value="117.9" table:style-name="ce38">
            <text:p>117,90</text:p>
          </table:table-cell>
          <table:table-cell office:value-type="float" office:value="67.45" table:style-name="ce38">
            <text:p>67,45</text:p>
          </table:table-cell>
          <table:table-cell office:value-type="float" office:value="7.9523549999999998E-2" table:formula="of:=([.E93]*[.D93])/100000" table:style-name="ce39">
            <text:p>0,07952355</text:p>
          </table:table-cell>
          <table:table-cell office:value-type="float" office:value="7.0964217264332436" table:formula="of:=SQRT(1/3.14) / [.F93]" table:style-name="ce38">
            <text:p>7,10</text:p>
          </table:table-cell>
          <table:table-cell office:value-type="float" office:value="35.482108632166216" table:formula="of:=[.G93]*5" table:style-name="ce40">
            <text:p>35,48210863</text:p>
          </table:table-cell>
          <table:table-cell table:number-columns-repeated="16376"/>
        </table:table-row>
        <table:table-row table:style-name="ro2">
          <table:table-cell office:value-type="string" table:style-name="ce41">
            <text:p>88</text:p>
          </table:table-cell>
          <table:table-cell office:value-type="string" table:style-name="ce41">
            <text:p>Vosges</text:p>
          </table:table-cell>
          <table:table-cell office:value-type="string" table:style-name="ce41">
            <text:p>2020</text:p>
          </table:table-cell>
          <table:table-cell office:value-type="float" office:value="86.9" table:style-name="ce42">
            <text:p>86,90</text:p>
          </table:table-cell>
          <table:table-cell office:value-type="float" office:value="62.06" table:style-name="ce42">
            <text:p>62,06</text:p>
          </table:table-cell>
          <table:table-cell office:value-type="float" office:value="5.3930140000000001E-2" table:formula="of:=([.E94]*[.D94])/100000" table:style-name="ce43">
            <text:p>0,05393014</text:p>
          </table:table-cell>
          <table:table-cell office:value-type="float" office:value="10.464142091659697" table:formula="of:=SQRT(1/3.14) / [.F94]" table:style-name="ce42">
            <text:p>10,46</text:p>
          </table:table-cell>
          <table:table-cell office:value-type="float" office:value="52.320710458298485" table:formula="of:=[.G94]*5" table:style-name="ce44">
            <text:p>52,32071046</text:p>
          </table:table-cell>
          <table:table-cell table:number-columns-repeated="16376"/>
        </table:table-row>
        <table:table-row table:style-name="ro2">
          <table:table-cell office:value-type="string" table:style-name="ce45">
            <text:p>89</text:p>
          </table:table-cell>
          <table:table-cell office:value-type="string" table:style-name="ce45">
            <text:p>Yonne</text:p>
          </table:table-cell>
          <table:table-cell office:value-type="string" table:style-name="ce45">
            <text:p>2020</text:p>
          </table:table-cell>
          <table:table-cell office:value-type="float" office:value="67.599999999999994" table:style-name="ce46">
            <text:p>67,60</text:p>
          </table:table-cell>
          <table:table-cell office:value-type="float" office:value="45.2" table:style-name="ce46">
            <text:p>45,20</text:p>
          </table:table-cell>
          <table:table-cell office:value-type="float" office:value="3.0555200000000001E-2" table:formula="of:=([.E95]*[.D95])/100000" table:style-name="ce47">
            <text:p>0,0305552</text:p>
          </table:table-cell>
          <table:table-cell office:value-type="float" office:value="18.469283394744604" table:formula="of:=SQRT(1/3.14) / [.F95]" table:style-name="ce46">
            <text:p>18,47</text:p>
          </table:table-cell>
          <table:table-cell office:value-type="float" office:value="92.346416973723024" table:formula="of:=[.G95]*5" table:style-name="ce48">
            <text:p>92,34641697</text:p>
          </table:table-cell>
          <table:table-cell table:number-columns-repeated="16376"/>
        </table:table-row>
        <table:table-row table:style-name="ro2">
          <table:table-cell office:value-type="string" table:style-name="ce29">
            <text:p>90</text:p>
          </table:table-cell>
          <table:table-cell office:value-type="string" table:style-name="ce29">
            <text:p>Territoire de Belfort</text:p>
          </table:table-cell>
          <table:table-cell office:value-type="string" table:style-name="ce29">
            <text:p>2020</text:p>
          </table:table-cell>
          <table:table-cell office:value-type="float" office:value="79" table:style-name="ce30">
            <text:p>79,00</text:p>
          </table:table-cell>
          <table:table-cell office:value-type="float" office:value="231.88" table:style-name="ce30">
            <text:p>231,88</text:p>
          </table:table-cell>
          <table:table-cell office:value-type="float" office:value="0.18318519999999999" table:formula="of:=([.E96]*[.D96])/100000" table:style-name="ce31">
            <text:p>0,1831852</text:p>
          </table:table-cell>
          <table:table-cell office:value-type="float" office:value="3.080667259053135" table:formula="of:=SQRT(1/3.14) / [.F96]" table:style-name="ce30">
            <text:p>3,08</text:p>
          </table:table-cell>
          <table:table-cell office:value-type="float" office:value="15.403336295265674" table:formula="of:=[.G96]*5" table:style-name="ce32">
            <text:p>15,4033363</text:p>
          </table:table-cell>
          <table:table-cell table:number-columns-repeated="16376"/>
        </table:table-row>
        <table:table-row table:style-name="ro2">
          <table:table-cell office:value-type="string" table:style-name="ce21">
            <text:p>91</text:p>
          </table:table-cell>
          <table:table-cell office:value-type="string" table:style-name="ce21">
            <text:p>Essonne</text:p>
          </table:table-cell>
          <table:table-cell office:value-type="string" table:style-name="ce21">
            <text:p>2020</text:p>
          </table:table-cell>
          <table:table-cell office:value-type="float" office:value="65.2" table:style-name="ce22">
            <text:p>65,20</text:p>
          </table:table-cell>
          <table:table-cell office:value-type="float" office:value="721.38" table:style-name="ce22">
            <text:p>721,38</text:p>
          </table:table-cell>
          <table:table-cell office:value-type="float" office:value="0.47033976000000005" table:formula="of:=([.E97]*[.D97])/100000" table:style-name="ce23">
            <text:p>0,47033976</text:p>
          </table:table-cell>
          <table:table-cell office:value-type="float" office:value="1.1998404046961717" table:formula="of:=SQRT(1/3.14) / [.F97]" table:style-name="ce22">
            <text:p>1,20</text:p>
          </table:table-cell>
          <table:table-cell office:value-type="float" office:value="5.9992020234808585" table:formula="of:=[.G97]*5" table:style-name="ce24">
            <text:p>5,999202023</text:p>
          </table:table-cell>
          <table:table-cell table:number-columns-repeated="16376"/>
        </table:table-row>
        <table:table-row table:style-name="ro2">
          <table:table-cell office:value-type="string" table:style-name="ce17">
            <text:p>92</text:p>
          </table:table-cell>
          <table:table-cell office:value-type="string" table:style-name="ce17">
            <text:p>Hauts-de-Seine</text:p>
          </table:table-cell>
          <table:table-cell office:value-type="string" table:style-name="ce17">
            <text:p>2020</text:p>
          </table:table-cell>
          <table:table-cell office:value-type="float" office:value="70.3" table:style-name="ce18">
            <text:p>70,30</text:p>
          </table:table-cell>
          <table:table-cell office:value-type="float" office:value="9249.7999999999993" table:style-name="ce18">
            <text:p>9249,80</text:p>
          </table:table-cell>
          <table:table-cell office:value-type="float" office:value="6.5026093999999999" table:formula="of:=([.E98]*[.D98])/100000" table:style-name="ce19">
            <text:p>6,5026094</text:p>
          </table:table-cell>
          <table:table-cell office:value-type="float" office:value="8.6785567649673129E-2" table:formula="of:=SQRT(1/3.14) / [.F98]" table:style-name="ce18">
            <text:p>0,09</text:p>
          </table:table-cell>
          <table:table-cell office:value-type="float" office:value="0.43392783824836567" table:formula="of:=[.G98]*5" table:style-name="ce20">
            <text:p>0,433927838</text:p>
          </table:table-cell>
          <table:table-cell table:number-columns-repeated="16376"/>
        </table:table-row>
        <table:table-row table:style-name="ro2">
          <table:table-cell office:value-type="string" table:style-name="ce17">
            <text:p>93</text:p>
          </table:table-cell>
          <table:table-cell office:value-type="string" table:style-name="ce17">
            <text:p>Seine-Saint-Denis</text:p>
          </table:table-cell>
          <table:table-cell office:value-type="string" table:style-name="ce17">
            <text:p>2020</text:p>
          </table:table-cell>
          <table:table-cell office:value-type="float" office:value="59.3" table:style-name="ce18">
            <text:p>59,30</text:p>
          </table:table-cell>
          <table:table-cell office:value-type="float" office:value="6964.03" table:style-name="ce18">
            <text:p>6964,03</text:p>
          </table:table-cell>
          <table:table-cell office:value-type="float" office:value="4.1296697900000003" table:formula="of:=([.E99]*[.D99])/100000" table:style-name="ce19">
            <text:p>4,12966979</text:p>
          </table:table-cell>
          <table:table-cell office:value-type="float" office:value="0.13665321361761962" table:formula="of:=SQRT(1/3.14) / [.F99]" table:style-name="ce18">
            <text:p>0,14</text:p>
          </table:table-cell>
          <table:table-cell office:value-type="float" office:value="0.68326606808809809" table:formula="of:=[.G99]*5" table:style-name="ce20">
            <text:p>0,683266068</text:p>
          </table:table-cell>
          <table:table-cell table:number-columns-repeated="16376"/>
        </table:table-row>
        <table:table-row table:style-name="ro2">
          <table:table-cell office:value-type="string" table:style-name="ce17">
            <text:p>94</text:p>
          </table:table-cell>
          <table:table-cell office:value-type="string" table:style-name="ce17">
            <text:p>Val-de-Marne</text:p>
          </table:table-cell>
          <table:table-cell office:value-type="string" table:style-name="ce17">
            <text:p>2020</text:p>
          </table:table-cell>
          <table:table-cell office:value-type="float" office:value="65.2" table:style-name="ce18">
            <text:p>65,20</text:p>
          </table:table-cell>
          <table:table-cell office:value-type="float" office:value="5742.66" table:style-name="ce18">
            <text:p>5742,66</text:p>
          </table:table-cell>
          <table:table-cell office:value-type="float" office:value="3.7442143200000002" table:formula="of:=([.E100]*[.D100])/100000" table:style-name="ce19">
            <text:p>3,74421432</text:p>
          </table:table-cell>
          <table:table-cell office:value-type="float" office:value="0.15072124610193263" table:formula="of:=SQRT(1/3.14) / [.F100]" table:style-name="ce18">
            <text:p>0,15</text:p>
          </table:table-cell>
          <table:table-cell office:value-type="float" office:value="0.75360623050966313" table:formula="of:=[.G100]*5" table:style-name="ce20">
            <text:p>0,753606231</text:p>
          </table:table-cell>
          <table:table-cell table:number-columns-repeated="16376"/>
        </table:table-row>
        <table:table-row table:style-name="ro2">
          <table:table-cell office:value-type="string" table:style-name="ce21">
            <text:p>95</text:p>
          </table:table-cell>
          <table:table-cell office:value-type="string" table:style-name="ce21">
            <text:p>Val-d'Oise</text:p>
          </table:table-cell>
          <table:table-cell office:value-type="string" table:style-name="ce21">
            <text:p>2020</text:p>
          </table:table-cell>
          <table:table-cell office:value-type="float" office:value="65.2" table:style-name="ce22">
            <text:p>65,20</text:p>
          </table:table-cell>
          <table:table-cell office:value-type="float" office:value="1003.02" table:style-name="ce22">
            <text:p>1003,02</text:p>
          </table:table-cell>
          <table:table-cell office:value-type="float" office:value="0.65396904" table:formula="of:=([.E101]*[.D101])/100000" table:style-name="ce23">
            <text:p>0,65396904</text:p>
          </table:table-cell>
          <table:table-cell office:value-type="float" office:value="0.86293480801950551" table:formula="of:=SQRT(1/3.14) / [.F101]" table:style-name="ce22">
            <text:p>0,86</text:p>
          </table:table-cell>
          <table:table-cell office:value-type="float" office:value="4.3146740400975272" table:formula="of:=[.G101]*5" table:style-name="ce24">
            <text:p>4,31467404</text:p>
          </table:table-cell>
          <table:table-cell table:number-columns-repeated="16376"/>
        </table:table-row>
        <table:table-row table:style-name="ro2">
          <table:table-cell office:value-type="string" table:style-name="ce25">
            <text:p>971</text:p>
          </table:table-cell>
          <table:table-cell office:value-type="string" table:style-name="ce25">
            <text:p>Guadeloupe</text:p>
          </table:table-cell>
          <table:table-cell office:value-type="string" table:style-name="ce25">
            <text:p>2020</text:p>
          </table:table-cell>
          <table:table-cell office:value-type="float" office:value="82.8" table:style-name="ce26">
            <text:p>82,80</text:p>
          </table:table-cell>
          <table:table-cell office:value-type="float" office:value="235.96" table:style-name="ce26">
            <text:p>235,96</text:p>
          </table:table-cell>
          <table:table-cell office:value-type="float" office:value="0.19537488" table:formula="of:=([.E102]*[.D102])/100000" table:style-name="ce27">
            <text:p>0,19537488</text:p>
          </table:table-cell>
          <table:table-cell office:value-type="float" office:value="2.8884606249436997" table:formula="of:=SQRT(1/3.14) / [.F102]" table:style-name="ce26">
            <text:p>2,89</text:p>
          </table:table-cell>
          <table:table-cell office:value-type="float" office:value="14.442303124718499" table:formula="of:=[.G102]*5" table:style-name="ce28">
            <text:p>14,44230312</text:p>
          </table:table-cell>
          <table:table-cell table:number-columns-repeated="16376"/>
        </table:table-row>
        <table:table-row table:style-name="ro2">
          <table:table-cell office:value-type="string" table:style-name="ce25">
            <text:p>972</text:p>
          </table:table-cell>
          <table:table-cell office:value-type="string" table:style-name="ce25">
            <text:p>Martinique</text:p>
          </table:table-cell>
          <table:table-cell office:value-type="string" table:style-name="ce25">
            <text:p>2020</text:p>
          </table:table-cell>
          <table:table-cell office:value-type="float" office:value="83.2" table:style-name="ce26">
            <text:p>83,20</text:p>
          </table:table-cell>
          <table:table-cell office:value-type="float" office:value="323.14999999999998" table:style-name="ce26">
            <text:p>323,15</text:p>
          </table:table-cell>
          <table:table-cell office:value-type="float" office:value="0.26886079999999996" table:formula="of:=([.E103]*[.D103])/100000" table:style-name="ce27">
            <text:p>0,2688608</text:p>
          </table:table-cell>
          <table:table-cell office:value-type="float" office:value="2.0989770467955924" table:formula="of:=SQRT(1/3.14) / [.F103]" table:style-name="ce26">
            <text:p>2,10</text:p>
          </table:table-cell>
          <table:table-cell office:value-type="float" office:value="10.494885233977962" table:formula="of:=[.G103]*5" table:style-name="ce28">
            <text:p>10,49488523</text:p>
          </table:table-cell>
          <table:table-cell table:number-columns-repeated="16376"/>
        </table:table-row>
        <table:table-row table:style-name="ro2">
          <table:table-cell office:value-type="string" table:style-name="ce53">
            <text:p>973</text:p>
          </table:table-cell>
          <table:table-cell office:value-type="string" table:style-name="ce53">
            <text:p>Guyane</text:p>
          </table:table-cell>
          <table:table-cell office:value-type="string" table:style-name="ce53">
            <text:p>2020</text:p>
          </table:table-cell>
          <table:table-cell office:value-type="float" office:value="44.9" table:style-name="ce55">
            <text:p>44,90</text:p>
          </table:table-cell>
          <table:table-cell office:value-type="float" office:value="3.37" table:style-name="ce55">
            <text:p>3,37</text:p>
          </table:table-cell>
          <table:table-cell office:value-type="float" office:value="1.5131299999999999E-3" table:formula="of:=([.E104]*[.D104])/100000" table:style-name="ce57">
            <text:p>0,00151313</text:p>
          </table:table-cell>
          <table:table-cell office:value-type="float" office:value="372.95714709449976" table:formula="of:=SQRT(1/3.14) / [.F104]" table:style-name="ce55">
            <text:p>372,96</text:p>
          </table:table-cell>
          <table:table-cell office:value-type="float" office:value="1864.7857354724988" table:formula="of:=[.G104]*5" table:style-name="ce59">
            <text:p>1864,785735</text:p>
          </table:table-cell>
          <table:table-cell table:number-columns-repeated="16376"/>
        </table:table-row>
        <table:table-row table:style-name="ro2">
          <table:table-cell office:value-type="string" table:style-name="ce54">
            <text:p>974</text:p>
          </table:table-cell>
          <table:table-cell office:value-type="string" table:style-name="ce54">
            <text:p>La Réunion</text:p>
          </table:table-cell>
          <table:table-cell office:value-type="string" table:style-name="ce54">
            <text:p>2020</text:p>
          </table:table-cell>
          <table:table-cell office:value-type="float" office:value="101.9" table:style-name="ce56">
            <text:p>101,90</text:p>
          </table:table-cell>
          <table:table-cell office:value-type="float" office:value="343.97" table:style-name="ce56">
            <text:p>343,97</text:p>
          </table:table-cell>
          <table:table-cell office:value-type="float" office:value="0.35050543000000006" table:formula="of:=([.E105]*[.D105])/100000" table:style-name="ce58">
            <text:p>0,35050543</text:p>
          </table:table-cell>
          <table:table-cell office:value-type="float" office:value="1.6100539383458345" table:formula="of:=SQRT(1/3.14) / [.F105]" table:style-name="ce56">
            <text:p>1,61</text:p>
          </table:table-cell>
          <table:table-cell office:value-type="float" office:value="8.0502696917291736" table:formula="of:=[.G105]*5" table:style-name="ce60">
            <text:p>8,050269692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976</text:p>
          </table:table-cell>
          <table:table-cell office:value-type="string" table:style-name="ce2">
            <text:p>Mayotte</text:p>
          </table:table-cell>
          <table:table-cell office:value-type="string" table:style-name="ce2">
            <text:p>2020</text:p>
          </table:table-cell>
          <table:table-cell table:style-name="ce15"/>
          <table:table-cell table:style-name="ce13"/>
          <table:table-cell office:value-type="float" office:value="0" table:formula="of:=([.E106]*[.D106])/100000" table:style-name="ce13">
            <text:p>0</text:p>
          </table:table-cell>
          <table:table-cell office:value-type="error" office:string-value="#DIV/0!" table:formula="of:=SQRT(1/3.14) / [.F106]" table:style-name="ce15">
            <text:p>#DIV/0!</text:p>
          </table:table-cell>
          <table:table-cell office:value-type="error" office:string-value="#DIV/0!" table:formula="of:=[.G106]*5" table:style-name="ce1">
            <text:p>#DIV/0!</text:p>
          </table:table-cell>
          <table:table-cell table:number-columns-repeated="16376"/>
        </table:table-row>
        <table:table-row table:number-rows-repeated="1048470" table:style-name="ro2">
          <table:table-cell table:number-columns-repeated="16384"/>
        </table:table-row>
      </table:table>
      <table:table table:name="dens_nb_medg" table:style-name="ta2">
        <table:table-column table:style-name="co10" table:default-cell-style-name="ce1"/>
        <table:table-column table:style-name="co8" table:number-columns-repeated="1023" table:default-cell-style-name="ce1"/>
        <table:table-column table:style-name="co9" table:number-columns-repeated="15360" table:default-cell-style-name="ce1"/>
        <table:table-row table:style-name="ro2">
          <table:table-cell office:value-type="string" table:style-name="ce6">
            <text:p>Densité de médecins généralistes libéraux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7">
            <text:p>Source: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Insee, Base permanente des équipements 2020, Recensement de la population 2018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7">
            <text:p>Description:</text:p>
          </table:table-cell>
          <table:table-cell table:number-columns-repeated="16383"/>
        </table:table-row>
        <table:table-row table:style-name="ro2">
          <table:table-cell table:style-name="ce8"/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7">
            <text:p>Formule: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100000 * (nb_medg/p_pop)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7">
            <text:p>an: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2020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2"/>
          <table:table-cell table:number-columns-repeated="16383"/>
        </table:table-row>
        <table:table-row table:number-rows-repeated="1048561" table:style-name="ro2">
          <table:table-cell table:number-columns-repeated="16384"/>
        </table:table-row>
      </table:table>
      <table:database-ranges>
        <table:database-range table:target-range-address="Data_2020.A5:Data_2020.H106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5in" fo:margin-right="0.5in" style:print-orientation="portrait" style:print-page-order="ttb" style:first-page-number="1" style:scale-to="100%" style:table-centering="none" style:print="objects charts drawings"/>
      <style:header-style>
        <style:header-footer-properties fo:min-height="0.5in" fo:margin-left="0.5in" fo:margin-right="0.5in" fo:margin-bottom="0in"/>
      </style:header-style>
      <style:footer-style>
        <style:header-footer-properties fo:min-height="0.5in" fo:margin-left="0.5in" fo:margin-right="0.5in" fo:margin-top="0in"/>
      </style:footer-style>
    </style:page-layout>
    <style:page-layout style:name="pm2">
      <style:page-layout-properties fo:margin-top="0.5in" fo:margin-bottom="0.5in" fo:margin-left="0.5in" fo:margin-right="0.5in" style:table-centering="none" style:print="objects charts drawings"/>
      <style:header-style>
        <style:header-footer-properties fo:min-height="0.5in" fo:margin-left="0.5in" fo:margin-right="0.5in" fo:margin-bottom="0in"/>
      </style:header-style>
      <style:footer-style>
        <style:header-footer-properties fo:min-height="0.5in" fo:margin-left="0.5in" fo:margin-right="0.5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3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4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header-first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dc:title/>
    <dc:description/>
    <dc:subject/>
    <meta:initial-creator>Karim ACHOUR</meta:initial-creator>
    <dc:creator>Cédric PANISSOD</dc:creator>
    <meta:creation-date>2023-06-23T19:22:12Z</meta:creation-date>
    <dc:date>2025-03-30T08:05:10Z</dc:date>
    <meta:editing-cycles>0</meta:editing-cycles>
  </office:meta>
</office:document-meta>
</file>